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58cm" fo:min-width="1.0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171717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12.07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737373"/>
    </style:style>
    <style:style style:name="gr10" style:family="graphic" style:parent-style-name="standard">
      <style:graphic-properties draw:stroke="none" draw:fill="none" draw:fill-color="#ffffff" fo:min-height="0.823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63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  <style:text-properties fo:font-size="30pt" style:font-size-asian="30pt" style:font-size-complex="30pt"/>
    </style:style>
    <style:style style:name="P6" style:family="paragraph">
      <loext:graphic-properties draw:fill="solid" draw:fill-color="#171717"/>
    </style:style>
    <style:style style:name="P7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7.5pt" style:font-size-asian="7.5pt" style:font-size-complex="7.5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solid" draw:fill-color="#737373"/>
    </style:style>
    <style:style style:name="P11" style:family="paragraph">
      <loext:graphic-properties draw:fill="none" draw:fill-color="#ffffff"/>
    </style:style>
    <style:style style:name="T1" style:family="text">
      <style:text-properties fo:color="#171717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2" style:family="text">
      <style:text-properties fo:color="#737373" loext:opacity="100%" style:font-name="Arial1" fo:font-size="10.5pt" fo:font-weight="normal" style:font-name-asian="Arial1" style:font-size-asian="10.5pt" style:font-weight-asian="normal" style:font-name-complex="Arial1" style:font-size-complex="10.5pt" style:font-weight-complex="normal"/>
    </style:style>
    <style:style style:name="T3" style:family="text">
      <style:text-properties fo:color="#171717" loext:opacity="100%" style:font-name="Arial1" fo:font-size="30pt" fo:font-weight="normal" style:font-name-asian="Arial1" style:font-size-asian="30pt" style:font-weight-asian="normal" style:font-name-complex="Arial1" style:font-size-complex="30pt" style:font-weight-complex="normal"/>
    </style:style>
    <style:style style:name="T4" style:family="text">
      <style:text-properties fo:color="#737373" loext:opacity="100%" style:font-name="Arial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5" style:family="text">
      <style:text-properties fo:color="#737373" loext:opacity="100%" style:font-name="Arial1" fo:font-size="7.5pt" fo:font-weight="normal" style:font-name-asian="Arial1" style:font-size-asian="7.5pt" style:font-weight-asian="normal" style:font-name-complex="Arial1" style:font-size-complex="7.5pt" style:font-weight-complex="normal"/>
    </style:style>
    <style:style style:name="T6" style:family="text">
      <style:text-properties fo:color="#171717" loext:opacity="100%" style:font-name="Arial1" fo:font-size="10.5pt" fo:font-weight="normal" style:font-name-asian="Arial1" style:font-size-asian="10.5pt" style:font-weight-asian="normal" style:font-name-complex="Arial1" style:font-size-complex="10.5pt" style:font-weight-complex="normal"/>
    </style:style>
    <style:style style:name="T7" style:family="text">
      <style:text-properties fo:color="#171717" loext:opacity="100%" style:font-name="Arial1" fo:font-size="9pt" fo:font-weight="normal" style:font-name-asian="Arial1" style:font-size-asian="9pt" style:font-weight-asian="normal" style:font-name-complex="Arial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1.025cm" svg:height="29.711cm" svg:x="0cm" svg:y="0cm" svg:viewBox="0 0 21026 29712" svg:d="M0 29606v-29501c0-14 2-27 8-40 5-13 13-25 23-34 9-10 21-18 34-23 13-6 26-8 40-8h20815c14 0 28 2 41 8 13 5 24 13 34 23 10 9 18 21 23 34s8 26 8 40v29501c0 14-3 27-8 40s-13 25-23 35-21 17-34 23c-13 5-27 8-41 8h-20815c-14 0-27-3-40-8-13-6-25-13-34-23-10-10-18-22-23-35-6-13-8-26-8-40z">
          <text:p/>
        </draw:path>
        <draw:frame draw:style-name="gr2" draw:text-style-name="P3" draw:layer="layout" svg:width="2.339cm" svg:height="0.475cm" svg:x="1.059cm" svg:y="4.463cm">
          <draw:text-box>
            <text:p text:style-name="P2"><text:span text:style-name="T1">Professional</text:span></text:p>
          </draw:text-box>
        </draw:frame>
        <draw:frame draw:style-name="gr2" draw:text-style-name="P3" draw:layer="layout" svg:width="1.742cm" svg:height="0.475cm" svg:x="1.059cm" svg:y="5.098cm">
          <draw:text-box>
            <text:p text:style-name="P2"><text:span text:style-name="T1">summary</text:span></text:p>
          </draw:text-box>
        </draw:frame>
        <draw:frame draw:style-name="gr3" draw:text-style-name="P4" draw:layer="layout" svg:width="10.42cm" svg:height="0.412cm" svg:x="5.932cm" svg:y="4.484cm">
          <draw:text-box>
            <text:p text:style-name="P2"><text:span text:style-name="T2">Python Programmer and Web Developer, adept at implementing</text:span></text:p>
          </draw:text-box>
        </draw:frame>
        <draw:frame draw:style-name="gr3" draw:text-style-name="P4" draw:layer="layout" svg:width="10.687cm" svg:height="0.412cm" svg:x="5.932cm" svg:y="5.014cm">
          <draw:text-box>
            <text:p text:style-name="P2"><text:span text:style-name="T2">training programs and developing data driven web applications for</text:span></text:p>
          </draw:text-box>
        </draw:frame>
        <draw:frame draw:style-name="gr3" draw:text-style-name="P4" draw:layer="layout" svg:width="13.32cm" svg:height="0.412cm" svg:x="5.932cm" svg:y="5.543cm">
          <draw:text-box>
            <text:p text:style-name="P2"><text:span text:style-name="T2">tracking and ordering materials. Exhibits proficiency in database management and</text:span></text:p>
          </draw:text-box>
        </draw:frame>
        <draw:frame draw:style-name="gr3" draw:text-style-name="P4" draw:layer="layout" svg:width="12.372cm" svg:height="0.412cm" svg:x="5.932cm" svg:y="6.073cm">
          <draw:text-box>
            <text:p text:style-name="P2"><text:span text:style-name="T2">Security, preventive maintenance, and troubleshooting system malfunctions.</text:span></text:p>
          </draw:text-box>
        </draw:frame>
        <draw:frame draw:style-name="gr3" draw:text-style-name="P4" draw:layer="layout" svg:width="8.96cm" svg:height="0.412cm" svg:x="5.932cm" svg:y="6.602cm">
          <draw:text-box>
            <text:p text:style-name="P2"><text:span text:style-name="T2">Skilled in conducting detailed inspections and providing</text:span></text:p>
          </draw:text-box>
        </draw:frame>
        <draw:frame draw:style-name="gr3" draw:text-style-name="P4" draw:layer="layout" svg:width="10.353cm" svg:height="0.412cm" svg:x="5.932cm" svg:y="7.132cm">
          <draw:text-box>
            <text:p text:style-name="P2"><text:span text:style-name="T2">comprehensive documentation. Demonstrates a strong ability to</text:span></text:p>
          </draw:text-box>
        </draw:frame>
        <draw:frame draw:style-name="gr3" draw:text-style-name="P4" draw:layer="layout" svg:width="10.056cm" svg:height="0.412cm" svg:x="5.932cm" svg:y="7.662cm">
          <draw:text-box>
            <text:p text:style-name="P2"><text:span text:style-name="T2">solve complex issues and develop innovative solutions. Eager</text:span></text:p>
          </draw:text-box>
        </draw:frame>
        <draw:frame draw:style-name="gr3" draw:text-style-name="P4" draw:layer="layout" svg:width="11.093cm" svg:height="0.412cm" svg:x="5.932cm" svg:y="8.191cm">
          <draw:text-box>
            <text:p text:style-name="P2"><text:span text:style-name="T2">to leverage these skills to enhance web development processes and</text:span></text:p>
          </draw:text-box>
        </draw:frame>
        <draw:frame draw:style-name="gr3" draw:text-style-name="P4" draw:layer="layout" svg:width="1.458cm" svg:height="0.412cm" svg:x="5.932cm" svg:y="8.721cm">
          <draw:text-box>
            <text:p text:style-name="P2"><text:span text:style-name="T2">systems.</text:span></text:p>
          </draw:text-box>
        </draw:frame>
        <draw:frame draw:style-name="gr4" draw:text-style-name="P5" draw:layer="layout" svg:width="7.529cm" svg:height="1.182cm" svg:x="1.059cm" svg:y="1.001cm">
          <draw:text-box>
            <text:p text:style-name="P2"><text:span text:style-name="T3">Cameron Lopez</text:span></text:p>
          </draw:text-box>
        </draw:frame>
        <draw:frame draw:style-name="gr2" draw:text-style-name="P3" draw:layer="layout" svg:width="2.927cm" svg:height="0.475cm" svg:x="1.27cm" svg:y="2.382cm">
          <draw:text-box>
            <text:p text:style-name="P2"><text:span text:style-name="T1">Web Developer</text:span></text:p>
          </draw:text-box>
        </draw:frame>
        <draw:path draw:style-name="gr5" draw:text-style-name="P6" draw:layer="layout" svg:width="0.848cm" svg:height="0.847cm" svg:x="19.118cm" svg:y="1.059cm" svg:viewBox="0 0 849 848" svg:d="M0 0h398v398h-398zM451 451h398v397h-398z">
          <text:p/>
        </draw:path>
        <draw:path draw:style-name="gr5" draw:text-style-name="P6" draw:layer="layout" svg:width="1.298cm" svg:height="1.297cm" svg:x="18.668cm" svg:y="1.059cm" svg:viewBox="0 0 1299 1298" svg:d="M902 901h397v397h-397zM451 450h398v397h-398zM0 0h398v397h-398z">
          <text:p/>
        </draw:path>
        <draw:polygon draw:style-name="gr5" draw:text-style-name="P6" draw:layer="layout" svg:width="0.397cm" svg:height="0.397cm" svg:x="19.569cm" svg:y="1.059cm" svg:viewBox="0 0 398 398" draw:points="0,0 398,0 398,398 0,398">
          <text:p/>
        </draw:polygon>
        <draw:polygon draw:style-name="gr5" draw:text-style-name="P6" draw:layer="layout" svg:width="18.907cm" svg:height="0.026cm" svg:x="1.059cm" svg:y="4.025cm" svg:viewBox="0 0 18908 27" draw:points="0,0 18908,0 18908,27 0,27">
          <text:p/>
        </draw:polygon>
        <draw:frame draw:style-name="gr6" draw:text-style-name="P7" draw:layer="layout" svg:width="12.076cm" svg:height="0.357cm" svg:x="1.259cm" svg:y="3.175cm">
          <draw:text-box>
            <text:p text:style-name="P2"><text:span text:style-name="T4">1208 n Elton crt, Lake Charles, USA, 70607 | (337)263-0646 | </text:span><text:span text:style-name="T4"><text:a xlink:href="mailto:kamrin717@gmail.com" xlink:type="simple">kamrin717@gmail.com</text:a></text:span></text:p>
          </draw:text-box>
        </draw:frame>
        <draw:frame draw:style-name="gr2" draw:text-style-name="P3" draw:layer="layout" svg:width="3.727cm" svg:height="0.475cm" svg:x="1.059cm" svg:y="10.023cm">
          <draw:text-box>
            <text:p text:style-name="P2"><text:span text:style-name="T1">Employment history</text:span></text:p>
          </draw:text-box>
        </draw:frame>
        <draw:frame draw:style-name="gr7" draw:text-style-name="P8" draw:layer="layout" svg:width="2.639cm" svg:height="0.297cm" svg:x="1.059cm" svg:y="10.962cm">
          <draw:text-box>
            <text:p text:style-name="P2"><text:span text:style-name="T5">JUL 2021 - PRESENT</text:span></text:p>
          </draw:text-box>
        </draw:frame>
        <draw:frame draw:style-name="gr7" draw:text-style-name="P8" draw:layer="layout" svg:width="2.013cm" svg:height="0.297cm" svg:x="1.059cm" svg:y="11.491cm">
          <draw:text-box>
            <text:p text:style-name="P2"><text:span text:style-name="T5">LAKE CHARLES</text:span></text:p>
          </draw:text-box>
        </draw:frame>
        <draw:frame draw:style-name="gr3" draw:text-style-name="P4" draw:layer="layout" svg:width="7.859cm" svg:height="0.412cm" svg:x="5.932cm" svg:y="10.892cm">
          <draw:text-box>
            <text:p text:style-name="P2"><text:span text:style-name="T6">HVAC service and repair technician , ESSE LLC</text:span></text:p>
          </draw:text-box>
        </draw:frame>
        <draw:frame draw:style-name="gr8" draw:text-style-name="P9" draw:layer="layout" svg:width="11.119cm" svg:height="0.357cm" svg:x="5.932cm" svg:y="11.443cm">
          <draw:text-box>
            <text:p text:style-name="P2"><text:span text:style-name="T4">• </text:span><text:span text:style-name="T4">Serviced several hundred job sites• Implemented training programs• Built site</text:span></text:p>
          </draw:text-box>
        </draw:frame>
        <draw:frame draw:style-name="gr8" draw:text-style-name="P9" draw:layer="layout" svg:width="11.597cm" svg:height="0.357cm" svg:x="5.932cm" svg:y="11.867cm">
          <draw:text-box>
            <text:p text:style-name="P2"><text:span text:style-name="T4">map and database for unit data• Trained on-boarding technicians• Developed web</text:span></text:p>
          </draw:text-box>
        </draw:frame>
        <draw:frame draw:style-name="gr8" draw:text-style-name="P9" draw:layer="layout" svg:width="11.144cm" svg:height="0.357cm" svg:x="5.932cm" svg:y="12.291cm">
          <draw:text-box>
            <text:p text:style-name="P2"><text:span text:style-name="T4">application for tracking and data logging sites• Developed file system hierarchy</text:span></text:p>
          </draw:text-box>
        </draw:frame>
        <draw:path draw:style-name="gr9" draw:text-style-name="P10" draw:layer="layout" svg:width="0.133cm" svg:height="0.132cm" svg:x="5.931cm" svg:y="13.531cm" svg:viewBox="0 0 134 133" svg:d="M134 66c0 9-2 17-5 26-4 8-9 15-15 21s-13 11-21 14c-8 5-17 6-27 6-8 0-17-1-25-6-8-3-15-8-21-14-7-6-11-13-15-21-3-9-5-17-5-26s2-17 5-25c4-8 8-15 15-22 6-6 13-11 21-14s17-5 25-5c10 0 19 2 27 5s15 8 21 14c6 7 11 14 15 22 3 8 5 16 5 25z">
          <text:p/>
        </draw:path>
        <draw:frame draw:style-name="gr8" draw:text-style-name="P9" draw:layer="layout" svg:width="3.698cm" svg:height="0.357cm" svg:x="5.932cm" svg:y="12.714cm">
          <draw:text-box>
            <text:p text:style-name="P2"><text:span text:style-name="T4">for document organization</text:span></text:p>
          </draw:text-box>
        </draw:frame>
        <draw:frame draw:style-name="gr8" draw:text-style-name="P9" draw:layer="layout" svg:width="10.928cm" svg:height="0.357cm" svg:x="6.355cm" svg:y="13.429cm">
          <draw:text-box>
            <text:p text:style-name="P2"><text:span text:style-name="T4">Develop and maintain positive relationships with clients to ensure satisfaction</text:span></text:p>
          </draw:text-box>
        </draw:frame>
        <draw:path draw:style-name="gr9" draw:text-style-name="P10" draw:layer="layout" svg:width="0.133cm" svg:height="0.132cm" svg:x="5.931cm" svg:y="14.67cm" svg:viewBox="0 0 134 133" svg:d="M134 67c0 9-2 17-5 25-4 8-9 16-15 22s-13 11-21 14-17 5-27 5c-8 0-17-2-25-5s-15-8-21-14c-7-6-11-14-15-22-3-8-5-16-5-25s2-17 5-26c4-9 8-16 15-22 6-6 13-11 21-14 8-4 17-5 25-5 10 0 19 1 27 5 8 3 15 8 21 14s11 13 15 22c3 9 5 17 5 26z">
          <text:p/>
        </draw:path>
        <draw:frame draw:style-name="gr8" draw:text-style-name="P9" draw:layer="layout" svg:width="2.885cm" svg:height="0.357cm" svg:x="6.355cm" svg:y="13.853cm">
          <draw:text-box>
            <text:p text:style-name="P2"><text:span text:style-name="T4">and repeat business</text:span></text:p>
          </draw:text-box>
        </draw:frame>
        <draw:frame draw:style-name="gr8" draw:text-style-name="P9" draw:layer="layout" svg:width="11.694cm" svg:height="0.357cm" svg:x="6.355cm" svg:y="14.568cm">
          <draw:text-box>
            <text:p text:style-name="P2"><text:span text:style-name="T4">Conduct regular maintenance checks and inspections on HVAC systems to ensure</text:span></text:p>
          </draw:text-box>
        </draw:frame>
        <draw:path draw:style-name="gr9" draw:text-style-name="P10" draw:layer="layout" svg:width="0.133cm" svg:height="0.133cm" svg:x="5.931cm" svg:y="15.808cm" svg:viewBox="0 0 134 134" svg:d="M134 67c0 8-2 17-5 25-4 9-9 16-15 22-6 7-13 11-21 15-8 3-17 5-27 5-8 0-17-2-25-5-8-4-15-8-21-15-7-6-11-13-15-22-3-8-5-17-5-25 0-9 2-18 5-26 4-8 8-15 15-21 6-6 13-11 21-15 8-3 17-5 25-5 10 0 19 2 27 5 8 4 15 9 21 15s11 13 15 21c3 8 5 17 5 26z">
          <text:p/>
        </draw:path>
        <draw:frame draw:style-name="gr8" draw:text-style-name="P9" draw:layer="layout" svg:width="7.8cm" svg:height="0.357cm" svg:x="6.355cm" svg:y="14.992cm">
          <draw:text-box>
            <text:p text:style-name="P2"><text:span text:style-name="T4">optimal performance and prevent potential breakdowns</text:span></text:p>
          </draw:text-box>
        </draw:frame>
        <draw:frame draw:style-name="gr8" draw:text-style-name="P9" draw:layer="layout" svg:width="10.395cm" svg:height="0.357cm" svg:x="6.355cm" svg:y="15.707cm">
          <draw:text-box>
            <text:p text:style-name="P2"><text:span text:style-name="T4">Provide detailed reports and documentation of HVAC system inspections,</text:span></text:p>
          </draw:text-box>
        </draw:frame>
        <draw:frame draw:style-name="gr8" draw:text-style-name="P9" draw:layer="layout" svg:width="10.602cm" svg:height="0.357cm" svg:x="6.355cm" svg:y="16.13cm">
          <draw:text-box>
            <text:p text:style-name="P2"><text:span text:style-name="T4">maintenance, and repairs to clients and supervisors for record keeping and</text:span></text:p>
          </draw:text-box>
        </draw:frame>
        <draw:frame draw:style-name="gr8" draw:text-style-name="P9" draw:layer="layout" svg:width="2.347cm" svg:height="0.357cm" svg:x="6.355cm" svg:y="16.554cm">
          <draw:text-box>
            <text:p text:style-name="P2"><text:span text:style-name="T4">future reference.</text:span></text:p>
          </draw:text-box>
        </draw:frame>
        <draw:frame draw:style-name="gr7" draw:text-style-name="P8" draw:layer="layout" svg:width="2.529cm" svg:height="0.297cm" svg:x="1.059cm" svg:y="17.396cm">
          <draw:text-box>
            <text:p text:style-name="P2"><text:span text:style-name="T5">JUL 2020 - JUL 2021</text:span></text:p>
          </draw:text-box>
        </draw:frame>
        <draw:frame draw:style-name="gr7" draw:text-style-name="P8" draw:layer="layout" svg:width="2.131cm" svg:height="0.297cm" svg:x="1.059cm" svg:y="17.926cm">
          <draw:text-box>
            <text:p text:style-name="P2"><text:span text:style-name="T5">HACKBERRY, LA</text:span></text:p>
          </draw:text-box>
        </draw:frame>
        <draw:path draw:style-name="gr9" draw:text-style-name="P10" draw:layer="layout" svg:width="0.133cm" svg:height="0.133cm" svg:x="5.931cm" svg:y="18.218cm" svg:viewBox="0 0 134 134" svg:d="M134 67c0 9-2 18-5 26-4 8-9 15-15 21s-13 11-21 14c-8 4-17 6-27 6-8 0-17-2-25-6-8-3-15-8-21-14-7-6-11-13-15-21-3-8-5-17-5-26s2-18 5-26c4-8 8-15 15-21 6-7 13-11 21-15 8-3 17-5 25-5 10 0 19 2 27 5 8 4 15 8 21 15 6 6 11 13 15 21 3 8 5 17 5 26z">
          <text:p/>
        </draw:path>
        <draw:frame draw:style-name="gr3" draw:text-style-name="P4" draw:layer="layout" svg:width="8.469cm" svg:height="0.412cm" svg:x="5.932cm" svg:y="17.327cm">
          <draw:text-box>
            <text:p text:style-name="P2"><text:span text:style-name="T6">HVAC service and repair technician , Cameron LNG</text:span></text:p>
          </draw:text-box>
        </draw:frame>
        <draw:frame draw:style-name="gr8" draw:text-style-name="P9" draw:layer="layout" svg:width="10.932cm" svg:height="0.357cm" svg:x="6.355cm" svg:y="18.116cm">
          <draw:text-box>
            <text:p text:style-name="P2"><text:span text:style-name="T4">Conduct regular inspections of HVAC equipment to detect and resolve issues</text:span></text:p>
          </draw:text-box>
        </draw:frame>
        <draw:frame draw:style-name="gr8" draw:text-style-name="P9" draw:layer="layout" svg:width="10.496cm" svg:height="0.357cm" svg:x="6.355cm" svg:y="18.54cm">
          <draw:text-box>
            <text:p text:style-name="P2"><text:span text:style-name="T4">before they become major problems, ensuring the smooth operation of the</text:span></text:p>
          </draw:text-box>
        </draw:frame>
        <draw:path draw:style-name="gr9" draw:text-style-name="P10" draw:layer="layout" svg:width="0.133cm" svg:height="0.133cm" svg:x="5.931cm" svg:y="19.78cm" svg:viewBox="0 0 134 134" svg:d="M134 67c0 8-2 17-5 26-4 8-9 15-15 21-6 7-13 11-21 15-8 3-17 5-27 5-8 0-17-2-25-5-8-4-15-8-21-15-7-6-11-13-15-21-3-9-5-18-5-26 0-9 2-18 5-26 4-8 8-15 15-21 6-6 13-11 21-14 8-4 17-6 25-6 10 0 19 2 27 6 8 3 15 8 21 14s11 13 15 21c3 8 5 17 5 26z">
          <text:p/>
        </draw:path>
        <draw:frame draw:style-name="gr8" draw:text-style-name="P9" draw:layer="layout" svg:width="0.984cm" svg:height="0.357cm" svg:x="6.355cm" svg:y="18.964cm">
          <draw:text-box>
            <text:p text:style-name="P2"><text:span text:style-name="T4">facility.</text:span></text:p>
          </draw:text-box>
        </draw:frame>
        <draw:frame draw:style-name="gr8" draw:text-style-name="P9" draw:layer="layout" svg:width="11.474cm" svg:height="0.357cm" svg:x="6.355cm" svg:y="19.679cm">
          <draw:text-box>
            <text:p text:style-name="P2"><text:span text:style-name="T4">Identify and troubleshoot complex HVAC issues and develop innovative solutions</text:span></text:p>
          </draw:text-box>
        </draw:frame>
        <draw:path draw:style-name="gr9" draw:text-style-name="P10" draw:layer="layout" svg:width="0.133cm" svg:height="0.133cm" svg:x="5.931cm" svg:y="20.919cm" svg:viewBox="0 0 134 134" svg:d="M134 67c0 9-2 18-5 26-4 8-9 15-15 21s-13 11-21 14c-8 4-17 6-27 6-8 0-17-2-25-6-8-3-15-8-21-14-7-6-11-13-15-21-3-8-5-17-5-26 0-8 2-17 5-25 4-8 8-15 15-21 6-7 13-11 21-15s17-6 25-6c10 0 19 2 27 6s15 8 21 15c6 6 11 13 15 21 3 8 5 17 5 25z">
          <text:p/>
        </draw:path>
        <draw:frame draw:style-name="gr8" draw:text-style-name="P9" draw:layer="layout" svg:width="8.638cm" svg:height="0.357cm" svg:x="6.355cm" svg:y="20.102cm">
          <draw:text-box>
            <text:p text:style-name="P2"><text:span text:style-name="T4">to ensure optimal system performance and energy efficiency.</text:span></text:p>
          </draw:text-box>
        </draw:frame>
        <draw:frame draw:style-name="gr8" draw:text-style-name="P9" draw:layer="layout" svg:width="10.115cm" svg:height="0.357cm" svg:x="6.355cm" svg:y="20.817cm">
          <draw:text-box>
            <text:p text:style-name="P2"><text:span text:style-name="T4">Collaborate with other technicians to develop and implement preventive</text:span></text:p>
          </draw:text-box>
        </draw:frame>
        <draw:frame draw:style-name="gr8" draw:text-style-name="P9" draw:layer="layout" svg:width="11.381cm" svg:height="0.357cm" svg:x="6.355cm" svg:y="21.241cm">
          <draw:text-box>
            <text:p text:style-name="P2"><text:span text:style-name="T4">maintenance programs for HVAC systems, reducing the risk of equipment failure</text:span></text:p>
          </draw:text-box>
        </draw:frame>
        <draw:path draw:style-name="gr9" draw:text-style-name="P10" draw:layer="layout" svg:width="0.133cm" svg:height="0.133cm" svg:x="5.931cm" svg:y="22.481cm" svg:viewBox="0 0 134 134" svg:d="M134 68c0 8-2 17-5 25-4 8-9 15-15 21-6 7-13 11-21 15-8 3-17 5-27 5-8 0-17-2-25-5-8-4-15-8-21-15-7-6-11-13-15-21-3-8-5-17-5-25 0-9 2-18 5-26 4-8 8-15 15-22 6-6 13-11 21-14 8-4 17-6 25-6 10 0 19 2 27 6 8 3 15 8 21 14 6 7 11 14 15 22 3 8 5 17 5 26z">
          <text:p/>
        </draw:path>
        <draw:frame draw:style-name="gr8" draw:text-style-name="P9" draw:layer="layout" svg:width="5.569cm" svg:height="0.357cm" svg:x="6.355cm" svg:y="21.665cm">
          <draw:text-box>
            <text:p text:style-name="P2"><text:span text:style-name="T4">and improving overall system reliability.</text:span></text:p>
          </draw:text-box>
        </draw:frame>
        <draw:frame draw:style-name="gr8" draw:text-style-name="P9" draw:layer="layout" svg:width="11.474cm" svg:height="0.357cm" svg:x="6.355cm" svg:y="22.38cm">
          <draw:text-box>
            <text:p text:style-name="P2"><text:span text:style-name="T4">Maintain a comprehensive inventory of HVAC equipment and parts, ensuring that</text:span></text:p>
          </draw:text-box>
        </draw:frame>
        <draw:path draw:style-name="gr9" draw:text-style-name="P10" draw:layer="layout" svg:width="0.133cm" svg:height="0.133cm" svg:x="5.931cm" svg:y="23.62cm" svg:viewBox="0 0 134 134" svg:d="M134 66c0 10-2 19-5 27-4 8-9 15-15 21s-13 11-21 15c-8 3-17 5-27 5-8 0-17-2-25-5-8-4-15-9-21-15-7-6-11-13-15-21-3-8-5-17-5-27 0-8 2-17 5-25 4-8 8-15 15-21 6-7 13-11 21-15 8-3 17-5 25-5 10 0 19 2 27 5 8 4 15 8 21 15 6 6 11 13 15 21 3 8 5 17 5 25z">
          <text:p/>
        </draw:path>
        <draw:frame draw:style-name="gr8" draw:text-style-name="P9" draw:layer="layout" svg:width="11.229cm" svg:height="0.357cm" svg:x="6.355cm" svg:y="22.803cm">
          <draw:text-box>
            <text:p text:style-name="P2"><text:span text:style-name="T4">the necessary supplies are always available for repairs and maintenance tasks.</text:span></text:p>
          </draw:text-box>
        </draw:frame>
        <draw:frame draw:style-name="gr8" draw:text-style-name="P9" draw:layer="layout" svg:width="11.131cm" svg:height="0.357cm" svg:x="6.355cm" svg:y="23.518cm">
          <draw:text-box>
            <text:p text:style-name="P2"><text:span text:style-name="T4">Maintain accurate records of all repairs, maintenance activities, and equipment</text:span></text:p>
          </draw:text-box>
        </draw:frame>
        <draw:frame draw:style-name="gr8" draw:text-style-name="P9" draw:layer="layout" svg:width="9.98cm" svg:height="0.357cm" svg:x="6.355cm" svg:y="23.942cm">
          <draw:text-box>
            <text:p text:style-name="P2"><text:span text:style-name="T4">inventory to ensure compliance with regulatory standards and facilitate</text:span></text:p>
          </draw:text-box>
        </draw:frame>
        <draw:path draw:style-name="gr9" draw:text-style-name="P10" draw:layer="layout" svg:width="0.133cm" svg:height="0.132cm" svg:x="5.931cm" svg:y="25.183cm" svg:viewBox="0 0 134 133" svg:d="M134 66c0 8-2 17-5 25-4 9-9 16-15 23-6 6-13 11-21 14s-17 5-27 5c-8 0-17-2-25-5s-15-8-21-14c-7-7-11-14-15-23-3-8-5-17-5-25 0-9 2-18 5-26 4-8 8-15 15-21 6-6 13-11 21-14 8-4 17-5 25-5 10 0 19 1 27 5 8 3 15 8 21 14s11 13 15 21c3 8 5 17 5 26z">
          <text:p/>
        </draw:path>
        <draw:frame draw:style-name="gr8" draw:text-style-name="P9" draw:layer="layout" svg:width="4.417cm" svg:height="0.357cm" svg:x="6.355cm" svg:y="24.366cm">
          <draw:text-box>
            <text:p text:style-name="P2"><text:span text:style-name="T4">efficient reporting and analysis.</text:span></text:p>
          </draw:text-box>
        </draw:frame>
        <draw:frame draw:style-name="gr8" draw:text-style-name="P9" draw:layer="layout" svg:width="10.577cm" svg:height="0.357cm" svg:x="6.355cm" svg:y="25.081cm">
          <draw:text-box>
            <text:p text:style-name="P2"><text:span text:style-name="T4">Conduct regular safety inspections of HVAC equipment to identify potential</text:span></text:p>
          </draw:text-box>
        </draw:frame>
        <draw:frame draw:style-name="gr8" draw:text-style-name="P9" draw:layer="layout" svg:width="10.954cm" svg:height="0.357cm" svg:x="6.355cm" svg:y="25.504cm">
          <draw:text-box>
            <text:p text:style-name="P2"><text:span text:style-name="T4">hazards and ensure compliance with safety regulations, minimizing the risk of</text:span></text:p>
          </draw:text-box>
        </draw:frame>
        <draw:polygon draw:style-name="gr5" draw:text-style-name="P6" draw:layer="layout" svg:width="18.907cm" svg:height="0.026cm" svg:x="1.059cm" svg:y="9.612cm" svg:viewBox="0 0 18908 27" draw:points="0,0 18908,0 18908,27 0,27">
          <text:p/>
        </draw:polygon>
        <draw:path draw:style-name="gr1" draw:text-style-name="P1" draw:layer="layout" svg:width="21.025cm" svg:height="0.847cm" svg:x="0cm" svg:y="29.711cm" svg:viewBox="0 0 21026 848" svg:d="M0 848v-742c0-14 2-28 8-41 5-13 13-24 23-34 9-10 21-18 34-23 13-6 26-8 40-8h20815c14 0 28 2 41 8 13 5 24 13 34 23s18 21 23 34 8 27 8 41v742z">
          <text:p/>
        </draw:path>
        <draw:frame draw:style-name="gr8" draw:text-style-name="P9" draw:layer="layout" svg:width="3.173cm" svg:height="0.357cm" svg:x="6.355cm" svg:y="25.928cm">
          <draw:text-box>
            <text:p text:style-name="P2"><text:span text:style-name="T4">accidents and injuries.</text:span></text:p>
          </draw:text-box>
        </draw:frame>
      </draw:page>
      <draw:page draw:name="page2" draw:style-name="dp1" draw:master-page-name="master-page3">
        <draw:path draw:style-name="gr1" draw:text-style-name="P1" draw:layer="layout" svg:width="21.025cm" svg:height="0.847cm" svg:x="0cm" svg:y="-0.027cm" svg:viewBox="0 0 21026 848" svg:d="M0 848v-742c0-14 2-28 8-41 5-13 13-24 23-34 9-10 21-18 34-23s26-8 40-8h20815c14 0 28 3 41 8s24 13 34 23 18 21 23 34 8 27 8 41v742z">
          <text:p/>
        </draw:path>
        <draw:path draw:style-name="gr1" draw:text-style-name="P1" draw:layer="layout" svg:width="21.025cm" svg:height="28.864cm" svg:x="-0.004cm" svg:y="1.587cm" svg:viewBox="0 0 21026 28865" svg:d="M0 28759v-28759h21026v28759c0 14-3 28-8 41s-13 24-23 34-21 18-34 23-27 8-41 8h-20815c-14 0-27-3-40-8s-25-13-34-23c-10-10-18-21-23-34-6-13-8-27-8-41z">
          <text:p/>
        </draw:path>
        <draw:frame draw:style-name="gr2" draw:text-style-name="P3" draw:layer="layout" svg:width="3.727cm" svg:height="0.475cm" svg:x="1.059cm" svg:y="0.914cm">
          <draw:text-box>
            <text:p text:style-name="P2"><text:span text:style-name="T1">Employment history</text:span></text:p>
          </draw:text-box>
        </draw:frame>
        <draw:frame draw:style-name="gr7" draw:text-style-name="P8" draw:layer="layout" svg:width="2.589cm" svg:height="0.297cm" svg:x="1.059cm" svg:y="1.852cm">
          <draw:text-box>
            <text:p text:style-name="P2"><text:span text:style-name="T5">SEP 2016 - JUL 2020</text:span></text:p>
          </draw:text-box>
        </draw:frame>
        <draw:frame draw:style-name="gr7" draw:text-style-name="P8" draw:layer="layout" svg:width="2.491cm" svg:height="0.297cm" svg:x="1.059cm" svg:y="2.382cm">
          <draw:text-box>
            <text:p text:style-name="P2"><text:span text:style-name="T5">LAKE CHARLES, LA</text:span></text:p>
          </draw:text-box>
        </draw:frame>
        <draw:frame draw:style-name="gr3" draw:text-style-name="P4" draw:layer="layout" svg:width="9.489cm" svg:height="0.412cm" svg:x="5.932cm" svg:y="1.783cm">
          <draw:text-box>
            <text:p text:style-name="P2"><text:span text:style-name="T6">Application Specialist , Lake Area Equipment Maintenance</text:span></text:p>
          </draw:text-box>
        </draw:frame>
        <draw:frame draw:style-name="gr8" draw:text-style-name="P9" draw:layer="layout" svg:width="7.08cm" svg:height="0.357cm" svg:x="5.932cm" svg:y="2.334cm">
          <draw:text-box>
            <text:p text:style-name="P2"><text:span text:style-name="T4">Learned temperature and light sensitivity readings</text:span></text:p>
          </draw:text-box>
        </draw:frame>
        <draw:frame draw:style-name="gr8" draw:text-style-name="P9" draw:layer="layout" svg:width="5.933cm" svg:height="0.357cm" svg:x="5.932cm" svg:y="2.758cm">
          <draw:text-box>
            <text:p text:style-name="P2"><text:span text:style-name="T4">Heavy equipment maintenance and repair</text:span></text:p>
          </draw:text-box>
        </draw:frame>
        <draw:frame draw:style-name="gr8" draw:text-style-name="P9" draw:layer="layout" svg:width="1.814cm" svg:height="0.357cm" svg:x="5.932cm" svg:y="3.181cm">
          <draw:text-box>
            <text:p text:style-name="P2"><text:span text:style-name="T4">Organization</text:span></text:p>
          </draw:text-box>
        </draw:frame>
        <draw:frame draw:style-name="gr8" draw:text-style-name="P9" draw:layer="layout" svg:width="5.598cm" svg:height="0.357cm" svg:x="5.932cm" svg:y="3.605cm">
          <draw:text-box>
            <text:p text:style-name="P2"><text:span text:style-name="T4">Cleaned and prepped incoming product</text:span></text:p>
          </draw:text-box>
        </draw:frame>
        <draw:frame draw:style-name="gr8" draw:text-style-name="P9" draw:layer="layout" svg:width="6.06cm" svg:height="0.357cm" svg:x="5.932cm" svg:y="4.029cm">
          <draw:text-box>
            <text:p text:style-name="P2"><text:span text:style-name="T4">Applied powder coating material to product</text:span></text:p>
          </draw:text-box>
        </draw:frame>
        <draw:path draw:style-name="gr9" draw:text-style-name="P10" draw:layer="layout" svg:width="0.133cm" svg:height="0.133cm" svg:x="5.931cm" svg:y="5.269cm" svg:viewBox="0 0 134 134" svg:d="M134 66c0 9-2 19-5 27-4 8-9 15-15 21s-13 11-21 14c-8 4-17 6-27 6-8 0-17-2-25-6-8-3-15-8-21-14-7-6-11-13-15-21-3-8-5-18-5-27 0-8 2-17 5-25 4-8 8-15 15-21 6-7 13-11 21-15 8-3 17-5 25-5 10 0 19 2 27 5 8 4 15 8 21 15 6 6 11 13 15 21 3 8 5 17 5 25z">
          <text:p/>
        </draw:path>
        <draw:frame draw:style-name="gr8" draw:text-style-name="P9" draw:layer="layout" svg:width="7.419cm" svg:height="0.357cm" svg:x="5.932cm" svg:y="4.452cm">
          <draw:text-box>
            <text:p text:style-name="P2"><text:span text:style-name="T4">Cleaned and maintained shop cleanliness standards</text:span></text:p>
          </draw:text-box>
        </draw:frame>
        <draw:frame draw:style-name="gr8" draw:text-style-name="P9" draw:layer="layout" svg:width="10.911cm" svg:height="0.357cm" svg:x="6.355cm" svg:y="5.167cm">
          <draw:text-box>
            <text:p text:style-name="P2"><text:span text:style-name="T4">Develop and implement new processes and techniques for powder coating to</text:span></text:p>
          </draw:text-box>
        </draw:frame>
        <draw:path draw:style-name="gr9" draw:text-style-name="P10" draw:layer="layout" svg:width="0.133cm" svg:height="0.132cm" svg:x="5.931cm" svg:y="6.408cm" svg:viewBox="0 0 134 133" svg:d="M134 66c0 9-2 17-5 25-4 8-9 16-15 22s-13 11-21 15-17 5-27 5c-8 0-17-1-25-5s-15-9-21-15c-7-6-11-14-15-22-3-8-5-16-5-25s2-17 5-25c4-8 8-16 15-22 6-6 13-11 21-14 8-4 17-5 25-5 10 0 19 1 27 5 8 3 15 8 21 14s11 14 15 22c3 8 5 16 5 25z">
          <text:p/>
        </draw:path>
        <draw:frame draw:style-name="gr8" draw:text-style-name="P9" draw:layer="layout" svg:width="7.233cm" svg:height="0.357cm" svg:x="6.355cm" svg:y="5.591cm">
          <draw:text-box>
            <text:p text:style-name="P2"><text:span text:style-name="T4">increase efficiency and quality of finished products.</text:span></text:p>
          </draw:text-box>
        </draw:frame>
        <draw:frame draw:style-name="gr8" draw:text-style-name="P9" draw:layer="layout" svg:width="10.154cm" svg:height="0.357cm" svg:x="6.355cm" svg:y="6.306cm">
          <draw:text-box>
            <text:p text:style-name="P2"><text:span text:style-name="T4">Perform quality control checks on finished products to ensure they meet</text:span></text:p>
          </draw:text-box>
        </draw:frame>
        <draw:path draw:style-name="gr9" draw:text-style-name="P10" draw:layer="layout" svg:width="0.133cm" svg:height="0.133cm" svg:x="5.931cm" svg:y="7.546cm" svg:viewBox="0 0 134 134" svg:d="M134 68c0 8-2 17-5 25-4 8-9 15-15 21-6 7-13 11-21 15-8 3-17 5-27 5-8 0-17-2-25-5-8-4-15-8-21-15-7-6-11-13-15-21-3-8-5-17-5-25 0-9 2-18 5-27 4-8 8-15 15-21 6-6 13-11 21-15 8-3 17-5 25-5 10 0 19 2 27 5 8 4 15 9 21 15s11 13 15 21c3 9 5 18 5 27z">
          <text:p/>
        </draw:path>
        <draw:frame draw:style-name="gr8" draw:text-style-name="P9" draw:layer="layout" svg:width="6.53cm" svg:height="0.357cm" svg:x="6.355cm" svg:y="6.73cm">
          <draw:text-box>
            <text:p text:style-name="P2"><text:span text:style-name="T4">industry standards and customer expectations</text:span></text:p>
          </draw:text-box>
        </draw:frame>
        <draw:frame draw:style-name="gr8" draw:text-style-name="P9" draw:layer="layout" svg:width="11.119cm" svg:height="0.357cm" svg:x="6.355cm" svg:y="7.445cm">
          <draw:text-box>
            <text:p text:style-name="P2"><text:span text:style-name="T4">Develop and implement preventative maintenance procedures to maximize the</text:span></text:p>
          </draw:text-box>
        </draw:frame>
        <draw:path draw:style-name="gr9" draw:text-style-name="P10" draw:layer="layout" svg:width="0.133cm" svg:height="0.133cm" svg:x="5.931cm" svg:y="8.685cm" svg:viewBox="0 0 134 134" svg:d="M134 66c0 9-2 18-5 26-4 9-9 16-15 22s-13 11-21 14c-8 4-17 6-27 6-8 0-17-2-25-6-8-3-15-8-21-14-7-6-11-13-15-22-3-8-5-17-5-26 0-8 2-17 5-25 4-8 8-15 15-21 6-7 13-11 21-15 8-3 17-5 25-5 10 0 19 2 27 5 8 4 15 8 21 15 6 6 11 13 15 21 3 8 5 17 5 25z">
          <text:p/>
        </draw:path>
        <draw:frame draw:style-name="gr8" draw:text-style-name="P9" draw:layer="layout" svg:width="8.68cm" svg:height="0.357cm" svg:x="6.355cm" svg:y="7.868cm">
          <draw:text-box>
            <text:p text:style-name="P2"><text:span text:style-name="T4">lifespan and efficiency of equipment used for powder coating.</text:span></text:p>
          </draw:text-box>
        </draw:frame>
        <draw:frame draw:style-name="gr8" draw:text-style-name="P9" draw:layer="layout" svg:width="11.051cm" svg:height="0.357cm" svg:x="6.355cm" svg:y="8.583cm">
          <draw:text-box>
            <text:p text:style-name="P2"><text:span text:style-name="T4">Collaborate with the maintenance team to identify and troubleshoot equipment</text:span></text:p>
          </draw:text-box>
        </draw:frame>
        <draw:frame draw:style-name="gr8" draw:text-style-name="P9" draw:layer="layout" svg:width="11.83cm" svg:height="0.357cm" svg:x="6.355cm" svg:y="9.007cm">
          <draw:text-box>
            <text:p text:style-name="P2"><text:span text:style-name="T4">issues that may impact the powder coating process and make recommendations for</text:span></text:p>
          </draw:text-box>
        </draw:frame>
        <draw:frame draw:style-name="gr8" draw:text-style-name="P9" draw:layer="layout" svg:width="2.093cm" svg:height="0.357cm" svg:x="6.355cm" svg:y="9.431cm">
          <draw:text-box>
            <text:p text:style-name="P2"><text:span text:style-name="T4">improvements.</text:span></text:p>
          </draw:text-box>
        </draw:frame>
        <draw:frame draw:style-name="gr7" draw:text-style-name="P8" draw:layer="layout" svg:width="2.661cm" svg:height="0.297cm" svg:x="1.059cm" svg:y="10.273cm">
          <draw:text-box>
            <text:p text:style-name="P2"><text:span text:style-name="T5">JAN 2015 - NOV 2016</text:span></text:p>
          </draw:text-box>
        </draw:frame>
        <draw:frame draw:style-name="gr7" draw:text-style-name="P8" draw:layer="layout" svg:width="2.491cm" svg:height="0.297cm" svg:x="1.059cm" svg:y="10.803cm">
          <draw:text-box>
            <text:p text:style-name="P2"><text:span text:style-name="T5">LAKE CHARLES, LA</text:span></text:p>
          </draw:text-box>
        </draw:frame>
        <draw:frame draw:style-name="gr3" draw:text-style-name="P4" draw:layer="layout" svg:width="4.515cm" svg:height="0.412cm" svg:x="5.932cm" svg:y="10.204cm">
          <draw:text-box>
            <text:p text:style-name="P2"><text:span text:style-name="T6">Sales Representative, GNC</text:span></text:p>
          </draw:text-box>
        </draw:frame>
        <draw:frame draw:style-name="gr8" draw:text-style-name="P9" draw:layer="layout" svg:width="7.296cm" svg:height="0.357cm" svg:x="5.932cm" svg:y="10.755cm">
          <draw:text-box>
            <text:p text:style-name="P2"><text:span text:style-name="T4">• </text:span><text:span text:style-name="T4">Assisted manager with opening and closing duties</text:span></text:p>
          </draw:text-box>
        </draw:frame>
        <draw:frame draw:style-name="gr8" draw:text-style-name="P9" draw:layer="layout" svg:width="7.736cm" svg:height="0.357cm" svg:x="5.932cm" svg:y="11.178cm">
          <draw:text-box>
            <text:p text:style-name="P2"><text:span text:style-name="T4">• </text:span><text:span text:style-name="T4">Endorsed and ensured employee training procedures</text:span></text:p>
          </draw:text-box>
        </draw:frame>
        <draw:frame draw:style-name="gr8" draw:text-style-name="P9" draw:layer="layout" svg:width="7.542cm" svg:height="0.357cm" svg:x="5.932cm" svg:y="11.602cm">
          <draw:text-box>
            <text:p text:style-name="P2"><text:span text:style-name="T4">• </text:span><text:span text:style-name="T4">Implemented selling strategies to hit company goals</text:span></text:p>
          </draw:text-box>
        </draw:frame>
        <draw:frame draw:style-name="gr8" draw:text-style-name="P9" draw:layer="layout" svg:width="6.966cm" svg:height="0.357cm" svg:x="5.932cm" svg:y="12.026cm">
          <draw:text-box>
            <text:p text:style-name="P2"><text:span text:style-name="T4">• </text:span><text:span text:style-name="T4">Completed all computer based training modules</text:span></text:p>
          </draw:text-box>
        </draw:frame>
        <draw:frame draw:style-name="gr8" draw:text-style-name="P9" draw:layer="layout" svg:width="4.714cm" svg:height="0.357cm" svg:x="5.932cm" svg:y="12.45cm">
          <draw:text-box>
            <text:p text:style-name="P2"><text:span text:style-name="T4">• </text:span><text:span text:style-name="T4">Top seller three months running</text:span></text:p>
          </draw:text-box>
        </draw:frame>
        <draw:path draw:style-name="gr9" draw:text-style-name="P10" draw:layer="layout" svg:width="0.133cm" svg:height="0.132cm" svg:x="5.931cm" svg:y="13.69cm" svg:viewBox="0 0 134 133" svg:d="M134 66c0 9-2 17-5 25-4 9-9 17-15 23s-13 11-21 14c-8 4-17 5-27 5-8 0-17-1-25-5-8-3-15-8-21-14-7-6-11-14-15-23-3-8-5-16-5-25s2-17 5-25c4-8 8-15 15-22 6-6 13-11 21-14s17-5 25-5c10 0 19 2 27 5s15 8 21 14c6 7 11 14 15 22 3 8 5 16 5 25z">
          <text:p/>
        </draw:path>
        <draw:frame draw:style-name="gr8" draw:text-style-name="P9" draw:layer="layout" svg:width="1.729cm" svg:height="0.357cm" svg:x="5.932cm" svg:y="12.873cm">
          <draw:text-box>
            <text:p text:style-name="P2"><text:span text:style-name="T4">• </text:span><text:span text:style-name="T4">Key holder</text:span></text:p>
          </draw:text-box>
        </draw:frame>
        <draw:frame draw:style-name="gr8" draw:text-style-name="P9" draw:layer="layout" svg:width="11.275cm" svg:height="0.357cm" svg:x="6.355cm" svg:y="13.588cm">
          <draw:text-box>
            <text:p text:style-name="P2"><text:span text:style-name="T4">Develop and maintain strong relationships with potential and existing customers</text:span></text:p>
          </draw:text-box>
        </draw:frame>
        <draw:path draw:style-name="gr9" draw:text-style-name="P10" draw:layer="layout" svg:width="0.133cm" svg:height="0.132cm" svg:x="5.931cm" svg:y="14.829cm" svg:viewBox="0 0 134 133" svg:d="M134 67c0 9-2 17-5 25-4 8-9 15-15 22-6 6-13 11-21 14s-17 5-27 5c-8 0-17-2-25-5s-15-8-21-14c-7-7-11-14-15-22-3-8-5-16-5-25s2-17 5-26c4-8 8-15 15-22 6-6 13-11 21-14 8-4 17-5 25-5 10 0 19 1 27 5 8 3 15 8 21 14 6 7 11 14 15 22 3 9 5 17 5 26z">
          <text:p/>
        </draw:path>
        <draw:frame draw:style-name="gr8" draw:text-style-name="P9" draw:layer="layout" svg:width="4.553cm" svg:height="0.357cm" svg:x="6.355cm" svg:y="14.012cm">
          <draw:text-box>
            <text:p text:style-name="P2"><text:span text:style-name="T4">to maximize sales opportunities.</text:span></text:p>
          </draw:text-box>
        </draw:frame>
        <draw:frame draw:style-name="gr8" draw:text-style-name="P9" draw:layer="layout" svg:width="10.89cm" svg:height="0.357cm" svg:x="6.355cm" svg:y="14.727cm">
          <draw:text-box>
            <text:p text:style-name="P2"><text:span text:style-name="T4">Analyze market data and identify trends to develop sales strategies that align</text:span></text:p>
          </draw:text-box>
        </draw:frame>
        <draw:path draw:style-name="gr9" draw:text-style-name="P10" draw:layer="layout" svg:width="0.133cm" svg:height="0.133cm" svg:x="5.931cm" svg:y="15.967cm" svg:viewBox="0 0 134 134" svg:d="M134 66c0 10-2 19-5 27-4 8-9 15-15 21s-13 11-21 15c-8 3-17 5-27 5-8 0-17-2-25-5-8-4-15-9-21-15-7-6-11-13-15-21-3-8-5-17-5-27 0-8 2-17 5-25 4-8 8-15 15-21 6-7 13-11 21-15 8-3 17-5 25-5 10 0 19 2 27 5 8 4 15 8 21 15 6 6 11 13 15 21 3 8 5 17 5 25z">
          <text:p/>
        </draw:path>
        <draw:frame draw:style-name="gr8" draw:text-style-name="P9" draw:layer="layout" svg:width="8.655cm" svg:height="0.357cm" svg:x="6.355cm" svg:y="15.151cm">
          <draw:text-box>
            <text:p text:style-name="P2"><text:span text:style-name="T4">with customer preferences and maximize sales opportunities.</text:span></text:p>
          </draw:text-box>
        </draw:frame>
        <draw:frame draw:style-name="gr8" draw:text-style-name="P9" draw:layer="layout" svg:width="11.161cm" svg:height="0.357cm" svg:x="6.355cm" svg:y="15.866cm">
          <draw:text-box>
            <text:p text:style-name="P2"><text:span text:style-name="T4">Provide timely and accurate reports on customer feedback, sales performance,</text:span></text:p>
          </draw:text-box>
        </draw:frame>
        <draw:frame draw:style-name="gr8" draw:text-style-name="P9" draw:layer="layout" svg:width="10.23cm" svg:height="0.357cm" svg:x="6.355cm" svg:y="16.289cm">
          <draw:text-box>
            <text:p text:style-name="P2"><text:span text:style-name="T4">and market trends to assist in developing sales strategies and improving</text:span></text:p>
          </draw:text-box>
        </draw:frame>
        <draw:frame draw:style-name="gr8" draw:text-style-name="P9" draw:layer="layout" svg:width="3.097cm" svg:height="0.357cm" svg:x="6.355cm" svg:y="16.713cm">
          <draw:text-box>
            <text:p text:style-name="P2"><text:span text:style-name="T4">customer satisfaction.</text:span></text:p>
          </draw:text-box>
        </draw:frame>
        <draw:frame draw:style-name="gr2" draw:text-style-name="P3" draw:layer="layout" svg:width="1.894cm" svg:height="0.475cm" svg:x="1.059cm" svg:y="17.941cm">
          <draw:text-box>
            <text:p text:style-name="P2"><text:span text:style-name="T1">Education</text:span></text:p>
          </draw:text-box>
        </draw:frame>
        <draw:frame draw:style-name="gr7" draw:text-style-name="P8" draw:layer="layout" svg:width="2.733cm" svg:height="0.297cm" svg:x="1.059cm" svg:y="18.879cm">
          <draw:text-box>
            <text:p text:style-name="P2"><text:span text:style-name="T5">AUG 2014 - MAY 2015</text:span></text:p>
          </draw:text-box>
        </draw:frame>
        <draw:frame draw:style-name="gr7" draw:text-style-name="P8" draw:layer="layout" svg:width="1.996cm" svg:height="0.297cm" svg:x="1.059cm" svg:y="19.409cm">
          <draw:text-box>
            <text:p text:style-name="P2"><text:span text:style-name="T5">STOCKTON, CA</text:span></text:p>
          </draw:text-box>
        </draw:frame>
        <draw:polygon draw:style-name="gr5" draw:text-style-name="P6" draw:layer="layout" svg:width="18.907cm" svg:height="0.026cm" svg:x="1.059cm" svg:y="17.53cm" svg:viewBox="0 0 18908 27" draw:points="0,0 18908,0 18908,27 0,27">
          <text:p/>
        </draw:polygon>
        <draw:frame draw:style-name="gr8" draw:text-style-name="P9" draw:layer="layout" svg:width="2.597cm" svg:height="0.357cm" svg:x="6.132cm" svg:y="19.361cm">
          <draw:text-box>
            <text:p text:style-name="P2"><text:span text:style-name="T4">Ministerial Studies</text:span></text:p>
          </draw:text-box>
        </draw:frame>
        <draw:frame draw:style-name="gr2" draw:text-style-name="P3" draw:layer="layout" svg:width="0.988cm" svg:height="0.475cm" svg:x="1.059cm" svg:y="20.589cm">
          <draw:text-box>
            <text:p text:style-name="P2"><text:span text:style-name="T1">Skills</text:span></text:p>
          </draw:text-box>
        </draw:frame>
        <draw:polygon draw:style-name="gr5" draw:text-style-name="P6" draw:layer="layout" svg:width="0.397cm" svg:height="0.397cm" svg:x="5.931cm" svg:y="21.184cm" svg:viewBox="0 0 398 398" draw:points="0,0 398,0 398,398 0,398">
          <text:p/>
        </draw:polygon>
        <draw:polygon draw:style-name="gr5" draw:text-style-name="P6" draw:layer="layout" svg:width="0.398cm" svg:height="0.397cm" svg:x="6.381cm" svg:y="21.184cm" svg:viewBox="0 0 399 398" draw:points="0,0 399,0 399,398 0,398">
          <text:p/>
        </draw:polygon>
        <draw:polygon draw:style-name="gr5" draw:text-style-name="P6" draw:layer="layout" svg:width="0.398cm" svg:height="0.397cm" svg:x="6.831cm" svg:y="21.184cm" svg:viewBox="0 0 399 398" draw:points="0,0 399,0 399,398 0,398">
          <text:p/>
        </draw:polygon>
        <draw:frame draw:style-name="gr8" draw:text-style-name="P9" draw:layer="layout" svg:width="5.51cm" svg:height="0.357cm" svg:x="5.932cm" svg:y="20.685cm">
          <draw:text-box>
            <text:p text:style-name="P2"><text:span text:style-name="T7">Web Application Development</text:span><text:span text:style-name="T4"> (Skillful)</text:span></text:p>
          </draw:text-box>
        </draw:frame>
        <draw:polygon draw:style-name="gr5" draw:text-style-name="P6" draw:layer="layout" svg:width="0.398cm" svg:height="0.397cm" svg:x="13.16cm" svg:y="21.184cm" svg:viewBox="0 0 399 398" draw:points="0,0 399,0 399,398 0,398">
          <text:p/>
        </draw:polygon>
        <draw:polygon draw:style-name="gr5" draw:text-style-name="P6" draw:layer="layout" svg:width="0.397cm" svg:height="0.397cm" svg:x="13.611cm" svg:y="21.184cm" svg:viewBox="0 0 398 398" draw:points="0,0 398,0 398,398 0,398">
          <text:p/>
        </draw:polygon>
        <draw:frame draw:style-name="gr8" draw:text-style-name="P9" draw:layer="layout" svg:width="2.737cm" svg:height="0.357cm" svg:x="13.161cm" svg:y="20.685cm">
          <draw:text-box>
            <text:p text:style-name="P2"><text:span text:style-name="T7">Training</text:span><text:span text:style-name="T4"> (Beginner)</text:span></text:p>
          </draw:text-box>
        </draw:frame>
        <draw:polygon draw:style-name="gr5" draw:text-style-name="P6" draw:layer="layout" svg:width="0.397cm" svg:height="0.397cm" svg:x="5.931cm" svg:y="22.429cm" svg:viewBox="0 0 398 398" draw:points="0,0 398,0 398,398 0,398">
          <text:p/>
        </draw:polygon>
        <draw:polygon draw:style-name="gr5" draw:text-style-name="P6" draw:layer="layout" svg:width="0.398cm" svg:height="0.397cm" svg:x="6.381cm" svg:y="22.429cm" svg:viewBox="0 0 399 398" draw:points="0,0 399,0 399,398 0,398">
          <text:p/>
        </draw:polygon>
        <draw:polygon draw:style-name="gr5" draw:text-style-name="P6" draw:layer="layout" svg:width="0.398cm" svg:height="0.397cm" svg:x="6.831cm" svg:y="22.429cm" svg:viewBox="0 0 399 398" draw:points="0,0 399,0 399,398 0,398">
          <text:p/>
        </draw:polygon>
        <draw:polygon draw:style-name="gr5" draw:text-style-name="P6" draw:layer="layout" svg:width="0.397cm" svg:height="0.397cm" svg:x="7.282cm" svg:y="22.429cm" svg:viewBox="0 0 398 398" draw:points="0,0 398,0 398,398 0,398">
          <text:p/>
        </draw:polygon>
        <draw:polygon draw:style-name="gr5" draw:text-style-name="P6" draw:layer="layout" svg:width="0.397cm" svg:height="0.397cm" svg:x="7.732cm" svg:y="22.429cm" svg:viewBox="0 0 398 398" draw:points="0,0 398,0 398,398 0,398">
          <text:p/>
        </draw:polygon>
        <draw:frame draw:style-name="gr8" draw:text-style-name="P9" draw:layer="layout" svg:width="4.21cm" svg:height="0.357cm" svg:x="5.932cm" svg:y="21.93cm">
          <draw:text-box>
            <text:p text:style-name="P2"><text:span text:style-name="T7">Maintenance Checks</text:span><text:span text:style-name="T4"> (Expert)</text:span></text:p>
          </draw:text-box>
        </draw:frame>
        <draw:polygon draw:style-name="gr5" draw:text-style-name="P6" draw:layer="layout" svg:width="0.398cm" svg:height="0.397cm" svg:x="13.16cm" svg:y="22.429cm" svg:viewBox="0 0 399 398" draw:points="0,0 399,0 399,398 0,398">
          <text:p/>
        </draw:polygon>
        <draw:polygon draw:style-name="gr5" draw:text-style-name="P6" draw:layer="layout" svg:width="0.397cm" svg:height="0.397cm" svg:x="13.611cm" svg:y="22.429cm" svg:viewBox="0 0 398 398" draw:points="0,0 398,0 398,398 0,398">
          <text:p/>
        </draw:polygon>
        <draw:polygon draw:style-name="gr5" draw:text-style-name="P6" draw:layer="layout" svg:width="0.397cm" svg:height="0.397cm" svg:x="14.061cm" svg:y="22.429cm" svg:viewBox="0 0 398 398" draw:points="0,0 398,0 398,398 0,398">
          <text:p/>
        </draw:polygon>
        <draw:polygon draw:style-name="gr5" draw:text-style-name="P6" draw:layer="layout" svg:width="0.397cm" svg:height="0.397cm" svg:x="14.511cm" svg:y="22.429cm" svg:viewBox="0 0 398 398" draw:points="0,0 398,0 398,398 0,398">
          <text:p/>
        </draw:polygon>
        <draw:polygon draw:style-name="gr5" draw:text-style-name="P6" draw:layer="layout" svg:width="0.397cm" svg:height="0.397cm" svg:x="14.961cm" svg:y="22.429cm" svg:viewBox="0 0 398 398" draw:points="0,0 398,0 398,398 0,398">
          <text:p/>
        </draw:polygon>
        <draw:frame draw:style-name="gr8" draw:text-style-name="P9" draw:layer="layout" svg:width="2.846cm" svg:height="0.357cm" svg:x="13.161cm" svg:y="21.93cm">
          <draw:text-box>
            <text:p text:style-name="P2"><text:span text:style-name="T7">Inspections</text:span><text:span text:style-name="T4"> (Expert)</text:span></text:p>
          </draw:text-box>
        </draw:frame>
        <draw:polygon draw:style-name="gr5" draw:text-style-name="P6" draw:layer="layout" svg:width="0.397cm" svg:height="0.397cm" svg:x="5.931cm" svg:y="23.673cm" svg:viewBox="0 0 398 398" draw:points="0,0 398,0 398,398 0,398">
          <text:p/>
        </draw:polygon>
        <draw:polygon draw:style-name="gr5" draw:text-style-name="P6" draw:layer="layout" svg:width="0.398cm" svg:height="0.397cm" svg:x="6.381cm" svg:y="23.673cm" svg:viewBox="0 0 399 398" draw:points="0,0 399,0 399,398 0,398">
          <text:p/>
        </draw:polygon>
        <draw:polygon draw:style-name="gr5" draw:text-style-name="P6" draw:layer="layout" svg:width="0.398cm" svg:height="0.397cm" svg:x="6.831cm" svg:y="23.673cm" svg:viewBox="0 0 399 398" draw:points="0,0 399,0 399,398 0,398">
          <text:p/>
        </draw:polygon>
        <draw:frame draw:style-name="gr8" draw:text-style-name="P9" draw:layer="layout" svg:width="3.376cm" svg:height="0.357cm" svg:x="5.932cm" svg:y="23.174cm">
          <draw:text-box>
            <text:p text:style-name="P2"><text:span text:style-name="T7">Documentation</text:span><text:span text:style-name="T4"> (Skillful)</text:span></text:p>
          </draw:text-box>
        </draw:frame>
        <draw:polygon draw:style-name="gr5" draw:text-style-name="P6" draw:layer="layout" svg:width="0.398cm" svg:height="0.397cm" svg:x="13.16cm" svg:y="23.673cm" svg:viewBox="0 0 399 398" draw:points="0,0 399,0 399,398 0,398">
          <text:p/>
        </draw:polygon>
        <draw:polygon draw:style-name="gr5" draw:text-style-name="P6" draw:layer="layout" svg:width="0.397cm" svg:height="0.397cm" svg:x="13.611cm" svg:y="23.673cm" svg:viewBox="0 0 398 398" draw:points="0,0 398,0 398,398 0,398">
          <text:p/>
        </draw:polygon>
        <draw:polygon draw:style-name="gr5" draw:text-style-name="P6" draw:layer="layout" svg:width="0.397cm" svg:height="0.397cm" svg:x="14.061cm" svg:y="23.673cm" svg:viewBox="0 0 398 398" draw:points="0,0 398,0 398,398 0,398">
          <text:p/>
        </draw:polygon>
        <draw:frame draw:style-name="gr8" draw:text-style-name="P9" draw:layer="layout" svg:width="4.545cm" svg:height="0.357cm" svg:x="13.161cm" svg:y="23.174cm">
          <draw:text-box>
            <text:p text:style-name="P2"><text:span text:style-name="T7">Database Management</text:span><text:span text:style-name="T4"> (Skillful)</text:span></text:p>
          </draw:text-box>
        </draw:frame>
        <draw:polygon draw:style-name="gr5" draw:text-style-name="P6" draw:layer="layout" svg:width="0.397cm" svg:height="0.397cm" svg:x="5.931cm" svg:y="24.918cm" svg:viewBox="0 0 398 398" draw:points="0,0 398,0 398,398 0,398">
          <text:p/>
        </draw:polygon>
        <draw:polygon draw:style-name="gr5" draw:text-style-name="P6" draw:layer="layout" svg:width="0.398cm" svg:height="0.397cm" svg:x="6.381cm" svg:y="24.918cm" svg:viewBox="0 0 399 398" draw:points="0,0 399,0 399,398 0,398">
          <text:p/>
        </draw:polygon>
        <draw:polygon draw:style-name="gr5" draw:text-style-name="P6" draw:layer="layout" svg:width="0.398cm" svg:height="0.397cm" svg:x="6.831cm" svg:y="24.918cm" svg:viewBox="0 0 399 398" draw:points="0,0 399,0 399,398 0,398">
          <text:p/>
        </draw:polygon>
        <draw:polygon draw:style-name="gr5" draw:text-style-name="P6" draw:layer="layout" svg:width="0.397cm" svg:height="0.397cm" svg:x="7.282cm" svg:y="24.918cm" svg:viewBox="0 0 398 398" draw:points="0,0 398,0 398,398 0,398">
          <text:p/>
        </draw:polygon>
        <draw:polygon draw:style-name="gr5" draw:text-style-name="P6" draw:layer="layout" svg:width="0.397cm" svg:height="0.397cm" svg:x="7.732cm" svg:y="24.918cm" svg:viewBox="0 0 398 398" draw:points="0,0 398,0 398,398 0,398">
          <text:p/>
        </draw:polygon>
        <draw:frame draw:style-name="gr8" draw:text-style-name="P9" draw:layer="layout" svg:width="3.519cm" svg:height="0.357cm" svg:x="5.932cm" svg:y="24.419cm">
          <draw:text-box>
            <text:p text:style-name="P2"><text:span text:style-name="T7">Troubleshooting</text:span><text:span text:style-name="T4"> (Expert)</text:span></text:p>
          </draw:text-box>
        </draw:frame>
        <draw:polygon draw:style-name="gr5" draw:text-style-name="P6" draw:layer="layout" svg:width="0.398cm" svg:height="0.397cm" svg:x="13.16cm" svg:y="24.918cm" svg:viewBox="0 0 399 398" draw:points="0,0 399,0 399,398 0,398">
          <text:p/>
        </draw:polygon>
        <draw:polygon draw:style-name="gr5" draw:text-style-name="P6" draw:layer="layout" svg:width="0.397cm" svg:height="0.397cm" svg:x="13.611cm" svg:y="24.918cm" svg:viewBox="0 0 398 398" draw:points="0,0 398,0 398,398 0,398">
          <text:p/>
        </draw:polygon>
        <draw:polygon draw:style-name="gr5" draw:text-style-name="P6" draw:layer="layout" svg:width="0.397cm" svg:height="0.397cm" svg:x="14.061cm" svg:y="24.918cm" svg:viewBox="0 0 398 398" draw:points="0,0 398,0 398,398 0,398">
          <text:p/>
        </draw:polygon>
        <draw:polygon draw:style-name="gr5" draw:text-style-name="P6" draw:layer="layout" svg:width="0.397cm" svg:height="0.397cm" svg:x="14.511cm" svg:y="24.918cm" svg:viewBox="0 0 398 398" draw:points="0,0 398,0 398,398 0,398">
          <text:p/>
        </draw:polygon>
        <draw:polygon draw:style-name="gr5" draw:text-style-name="P6" draw:layer="layout" svg:width="0.397cm" svg:height="0.397cm" svg:x="14.961cm" svg:y="24.918cm" svg:viewBox="0 0 398 398" draw:points="0,0 398,0 398,398 0,398">
          <text:p/>
        </draw:polygon>
        <draw:frame draw:style-name="gr8" draw:text-style-name="P9" draw:layer="layout" svg:width="4.654cm" svg:height="0.357cm" svg:x="13.161cm" svg:y="24.419cm">
          <draw:text-box>
            <text:p text:style-name="P2"><text:span text:style-name="T7">Preventive Maintenance</text:span><text:span text:style-name="T4"> (Expert)</text:span></text:p>
          </draw:text-box>
        </draw:frame>
        <draw:polygon draw:style-name="gr5" draw:text-style-name="P6" draw:layer="layout" svg:width="0.397cm" svg:height="0.397cm" svg:x="5.931cm" svg:y="26.162cm" svg:viewBox="0 0 398 398" draw:points="0,0 398,0 398,398 0,398">
          <text:p/>
        </draw:polygon>
        <draw:polygon draw:style-name="gr5" draw:text-style-name="P6" draw:layer="layout" svg:width="0.398cm" svg:height="0.397cm" svg:x="6.381cm" svg:y="26.162cm" svg:viewBox="0 0 399 398" draw:points="0,0 399,0 399,398 0,398">
          <text:p/>
        </draw:polygon>
        <draw:polygon draw:style-name="gr5" draw:text-style-name="P6" draw:layer="layout" svg:width="0.398cm" svg:height="0.397cm" svg:x="6.831cm" svg:y="26.162cm" svg:viewBox="0 0 399 398" draw:points="0,0 399,0 399,398 0,398">
          <text:p/>
        </draw:polygon>
        <draw:polygon draw:style-name="gr5" draw:text-style-name="P6" draw:layer="layout" svg:width="0.397cm" svg:height="0.397cm" svg:x="7.282cm" svg:y="26.162cm" svg:viewBox="0 0 398 398" draw:points="0,0 398,0 398,398 0,398">
          <text:p/>
        </draw:polygon>
        <draw:polygon draw:style-name="gr5" draw:text-style-name="P6" draw:layer="layout" svg:width="0.397cm" svg:height="0.397cm" svg:x="7.732cm" svg:y="26.162cm" svg:viewBox="0 0 398 398" draw:points="0,0 398,0 398,398 0,398">
          <text:p/>
        </draw:polygon>
        <draw:frame draw:style-name="gr8" draw:text-style-name="P9" draw:layer="layout" svg:width="4.806cm" svg:height="0.357cm" svg:x="5.932cm" svg:y="25.663cm">
          <draw:text-box>
            <text:p text:style-name="P2"><text:span text:style-name="T7">HVAC System Inspection</text:span><text:span text:style-name="T4"> (Expert)</text:span></text:p>
          </draw:text-box>
        </draw:frame>
        <draw:polygon draw:style-name="gr5" draw:text-style-name="P6" draw:layer="layout" svg:width="0.398cm" svg:height="0.397cm" svg:x="13.16cm" svg:y="26.162cm" svg:viewBox="0 0 399 398" draw:points="0,0 399,0 399,398 0,398">
          <text:p/>
        </draw:polygon>
        <draw:polygon draw:style-name="gr5" draw:text-style-name="P6" draw:layer="layout" svg:width="0.397cm" svg:height="0.397cm" svg:x="13.611cm" svg:y="26.162cm" svg:viewBox="0 0 398 398" draw:points="0,0 398,0 398,398 0,398">
          <text:p/>
        </draw:polygon>
        <draw:polygon draw:style-name="gr5" draw:text-style-name="P6" draw:layer="layout" svg:width="0.397cm" svg:height="0.397cm" svg:x="14.061cm" svg:y="26.162cm" svg:viewBox="0 0 398 398" draw:points="0,0 398,0 398,398 0,398">
          <text:p/>
        </draw:polygon>
        <draw:polygon draw:style-name="gr5" draw:text-style-name="P6" draw:layer="layout" svg:width="0.397cm" svg:height="0.397cm" svg:x="14.511cm" svg:y="26.162cm" svg:viewBox="0 0 398 398" draw:points="0,0 398,0 398,398 0,398">
          <text:p/>
        </draw:polygon>
        <draw:frame draw:style-name="gr8" draw:text-style-name="P9" draw:layer="layout" svg:width="4.697cm" svg:height="0.357cm" svg:x="13.161cm" svg:y="25.663cm">
          <draw:text-box>
            <text:p text:style-name="P2"><text:span text:style-name="T7">Safety Inspections</text:span><text:span text:style-name="T4"> (Experienced)</text:span></text:p>
          </draw:text-box>
        </draw:frame>
        <draw:polygon draw:style-name="gr5" draw:text-style-name="P6" draw:layer="layout" svg:width="0.397cm" svg:height="0.397cm" svg:x="5.931cm" svg:y="27.407cm" svg:viewBox="0 0 398 398" draw:points="0,0 398,0 398,398 0,398">
          <text:p/>
        </draw:polygon>
        <draw:polygon draw:style-name="gr5" draw:text-style-name="P6" draw:layer="layout" svg:width="0.398cm" svg:height="0.397cm" svg:x="6.381cm" svg:y="27.407cm" svg:viewBox="0 0 399 398" draw:points="0,0 399,0 399,398 0,398">
          <text:p/>
        </draw:polygon>
        <draw:polygon draw:style-name="gr5" draw:text-style-name="P6" draw:layer="layout" svg:width="0.398cm" svg:height="0.397cm" svg:x="6.831cm" svg:y="27.407cm" svg:viewBox="0 0 399 398" draw:points="0,0 399,0 399,398 0,398">
          <text:p/>
        </draw:polygon>
        <draw:polygon draw:style-name="gr5" draw:text-style-name="P6" draw:layer="layout" svg:width="0.397cm" svg:height="0.397cm" svg:x="7.282cm" svg:y="27.407cm" svg:viewBox="0 0 398 398" draw:points="0,0 398,0 398,398 0,398">
          <text:p/>
        </draw:polygon>
        <draw:frame draw:style-name="gr8" draw:text-style-name="P9" draw:layer="layout" svg:width="5.4cm" svg:height="0.357cm" svg:x="5.932cm" svg:y="26.908cm">
          <draw:text-box>
            <text:p text:style-name="P2"><text:span text:style-name="T7">Regulatory Compliance</text:span><text:span text:style-name="T4"> (Experienced)</text:span></text:p>
          </draw:text-box>
        </draw:frame>
        <draw:polygon draw:style-name="gr5" draw:text-style-name="P6" draw:layer="layout" svg:width="0.398cm" svg:height="0.397cm" svg:x="13.16cm" svg:y="27.407cm" svg:viewBox="0 0 399 398" draw:points="0,0 399,0 399,398 0,398">
          <text:p/>
        </draw:polygon>
        <draw:polygon draw:style-name="gr5" draw:text-style-name="P6" draw:layer="layout" svg:width="0.397cm" svg:height="0.397cm" svg:x="13.611cm" svg:y="27.407cm" svg:viewBox="0 0 398 398" draw:points="0,0 398,0 398,398 0,398">
          <text:p/>
        </draw:polygon>
        <draw:polygon draw:style-name="gr5" draw:text-style-name="P6" draw:layer="layout" svg:width="0.397cm" svg:height="0.397cm" svg:x="14.061cm" svg:y="27.407cm" svg:viewBox="0 0 398 398" draw:points="0,0 398,0 398,398 0,398">
          <text:p/>
        </draw:polygon>
        <draw:polygon draw:style-name="gr5" draw:text-style-name="P6" draw:layer="layout" svg:width="0.397cm" svg:height="0.397cm" svg:x="14.511cm" svg:y="27.407cm" svg:viewBox="0 0 398 398" draw:points="0,0 398,0 398,398 0,398">
          <text:p/>
        </draw:polygon>
        <draw:polygon draw:style-name="gr5" draw:text-style-name="P6" draw:layer="layout" svg:width="0.397cm" svg:height="0.397cm" svg:x="7.282cm" svg:y="21.184cm" svg:viewBox="0 0 398 398" draw:points="0,0 398,0 398,398 0,398">
          <text:p/>
        </draw:polygon>
        <draw:polygon draw:style-name="gr5" draw:text-style-name="P6" draw:layer="layout" svg:width="0.397cm" svg:height="0.397cm" svg:x="7.732cm" svg:y="21.184cm" svg:viewBox="0 0 398 398" draw:points="0,0 398,0 398,398 0,398">
          <text:p/>
        </draw:polygon>
        <draw:polygon draw:style-name="gr5" draw:text-style-name="P6" draw:layer="layout" svg:width="0.397cm" svg:height="0.397cm" svg:x="14.061cm" svg:y="21.184cm" svg:viewBox="0 0 398 398" draw:points="0,0 398,0 398,398 0,398">
          <text:p/>
        </draw:polygon>
        <draw:polygon draw:style-name="gr5" draw:text-style-name="P6" draw:layer="layout" svg:width="0.397cm" svg:height="0.397cm" svg:x="14.511cm" svg:y="21.184cm" svg:viewBox="0 0 398 398" draw:points="0,0 398,0 398,398 0,398">
          <text:p/>
        </draw:polygon>
        <draw:polygon draw:style-name="gr5" draw:text-style-name="P6" draw:layer="layout" svg:width="0.397cm" svg:height="0.397cm" svg:x="14.961cm" svg:y="21.184cm" svg:viewBox="0 0 398 398" draw:points="0,0 398,0 398,398 0,398">
          <text:p/>
        </draw:polygon>
        <draw:polygon draw:style-name="gr5" draw:text-style-name="P6" draw:layer="layout" svg:width="0.397cm" svg:height="0.397cm" svg:x="7.282cm" svg:y="23.673cm" svg:viewBox="0 0 398 398" draw:points="0,0 398,0 398,398 0,398">
          <text:p/>
        </draw:polygon>
        <draw:polygon draw:style-name="gr5" draw:text-style-name="P6" draw:layer="layout" svg:width="0.397cm" svg:height="0.397cm" svg:x="7.732cm" svg:y="23.673cm" svg:viewBox="0 0 398 398" draw:points="0,0 398,0 398,398 0,398">
          <text:p/>
        </draw:polygon>
        <draw:polygon draw:style-name="gr5" draw:text-style-name="P6" draw:layer="layout" svg:width="0.397cm" svg:height="0.397cm" svg:x="14.511cm" svg:y="23.673cm" svg:viewBox="0 0 398 398" draw:points="0,0 398,0 398,398 0,398">
          <text:p/>
        </draw:polygon>
        <draw:polygon draw:style-name="gr5" draw:text-style-name="P6" draw:layer="layout" svg:width="0.397cm" svg:height="0.397cm" svg:x="14.961cm" svg:y="23.673cm" svg:viewBox="0 0 398 398" draw:points="0,0 398,0 398,398 0,398">
          <text:p/>
        </draw:polygon>
        <draw:polygon draw:style-name="gr5" draw:text-style-name="P6" draw:layer="layout" svg:width="0.397cm" svg:height="0.397cm" svg:x="14.961cm" svg:y="26.162cm" svg:viewBox="0 0 398 398" draw:points="0,0 398,0 398,398 0,398">
          <text:p/>
        </draw:polygon>
        <draw:polygon draw:style-name="gr5" draw:text-style-name="P6" draw:layer="layout" svg:width="0.397cm" svg:height="0.397cm" svg:x="7.732cm" svg:y="27.407cm" svg:viewBox="0 0 398 398" draw:points="0,0 398,0 398,398 0,398">
          <text:p/>
        </draw:polygon>
        <draw:polygon draw:style-name="gr5" draw:text-style-name="P6" draw:layer="layout" svg:width="0.397cm" svg:height="0.397cm" svg:x="14.961cm" svg:y="27.407cm" svg:viewBox="0 0 398 398" draw:points="0,0 398,0 398,398 0,398">
          <text:p/>
        </draw:polygon>
        <draw:polygon draw:style-name="gr5" draw:text-style-name="P6" draw:layer="layout" svg:width="18.907cm" svg:height="0.026cm" svg:x="1.059cm" svg:y="20.178cm" svg:viewBox="0 0 18908 27" draw:points="0,0 18908,0 18908,27 0,27">
          <text:p/>
        </draw:polygon>
        <draw:path draw:style-name="gr1" draw:text-style-name="P1" draw:layer="layout" svg:width="21.025cm" svg:height="0.848cm" svg:x="0cm" svg:y="29.684cm" svg:viewBox="0 0 21026 849" svg:d="M0 849v-743c0-14 2-27 8-40 5-13 13-25 23-35 9-10 21-17 34-23 13-5 26-8 40-8h20815c14 0 28 3 41 8 13 6 24 13 34 23s18 22 23 35 8 26 8 40v743z">
          <text:p/>
        </draw:path>
        <draw:frame draw:style-name="gr8" draw:text-style-name="P9" draw:layer="layout" svg:width="5.345cm" svg:height="0.357cm" svg:x="13.161cm" svg:y="26.908cm">
          <draw:text-box>
            <text:p text:style-name="P2"><text:span text:style-name="T7">Inventory Management</text:span><text:span text:style-name="T4"> (Experienced)</text:span></text:p>
          </draw:text-box>
        </draw:frame>
        <draw:frame draw:style-name="gr10" draw:text-style-name="P11" draw:layer="layout" svg:width="5.08cm" svg:height="0.823cm" svg:x="10.477cm" svg:y="18.732cm">
          <draw:text-box>
            <text:p><text:span text:style-name="T6">Ohlone College - Hayward, CA</text:span></text:p>
          </draw:text-box>
        </draw:frame>
        <draw:frame draw:style-name="gr11" draw:text-style-name="P11" draw:layer="layout" svg:width="3.492cm" svg:height="0.635cm" svg:x="6.033cm" svg:y="18.732cm">
          <draw:text-box>
            <text:p><text:span text:style-name="T6">CLC - Stockton,CA</text:span></text:p>
          </draw:text-box>
        </draw:frame>
        <draw:frame draw:style-name="gr8" draw:text-style-name="P9" draw:layer="layout" svg:width="1.827cm" svg:height="0.357cm" svg:x="10.477cm" svg:y="19.328cm">
          <draw:text-box>
            <text:p text:style-name="P2"><text:span text:style-name="T4">Arts &amp; Media</text:span></text:p>
          </draw:text-box>
        </draw:frame>
      </draw:page>
      <draw:page draw:name="page3" draw:style-name="dp1" draw:master-page-name="master-page3">
        <draw:path draw:style-name="gr1" draw:text-style-name="P1" draw:layer="layout" svg:width="21.025cm" svg:height="0.847cm" svg:x="0cm" svg:y="-0.053cm" svg:viewBox="0 0 21026 848" svg:d="M0 848v-743c0-14 2-27 8-40 5-13 13-25 23-34 9-10 21-18 34-23 13-6 26-8 40-8h20815c14 0 28 2 41 8 13 5 24 13 34 23 10 9 18 21 23 34s8 26 8 40v743z">
          <text:p/>
        </draw:path>
        <draw:path draw:style-name="gr1" draw:text-style-name="P1" draw:layer="layout" svg:width="21.025cm" svg:height="28.864cm" svg:x="0cm" svg:y="0.794cm" svg:viewBox="0 0 21026 28865" svg:d="M0 28759v-28759h21026v28759c0 14-3 27-8 40s-13 25-23 35-21 17-34 23c-13 5-27 8-41 8h-20815c-14 0-27-3-40-8-13-6-25-13-34-23-10-10-18-22-23-35-6-13-8-26-8-40z">
          <text:p/>
        </draw:path>
        <draw:frame draw:style-name="gr2" draw:text-style-name="P3" draw:layer="layout" svg:width="0.988cm" svg:height="0.475cm" svg:x="1.059cm" svg:y="0.888cm">
          <draw:text-box>
            <text:p text:style-name="P2"><text:span text:style-name="T1">Skills</text:span></text:p>
          </draw:text-box>
        </draw:frame>
        <draw:polygon draw:style-name="gr5" draw:text-style-name="P6" draw:layer="layout" svg:width="0.397cm" svg:height="0.398cm" svg:x="5.931cm" svg:y="1.482cm" svg:viewBox="0 0 398 399" draw:points="0,0 398,0 398,399 0,399">
          <text:p/>
        </draw:polygon>
        <draw:polygon draw:style-name="gr5" draw:text-style-name="P6" draw:layer="layout" svg:width="0.398cm" svg:height="0.398cm" svg:x="6.381cm" svg:y="1.482cm" svg:viewBox="0 0 399 399" draw:points="0,0 399,0 399,399 0,399">
          <text:p/>
        </draw:polygon>
        <draw:polygon draw:style-name="gr5" draw:text-style-name="P6" draw:layer="layout" svg:width="0.398cm" svg:height="0.398cm" svg:x="6.831cm" svg:y="1.482cm" svg:viewBox="0 0 399 399" draw:points="0,0 399,0 399,399 0,399">
          <text:p/>
        </draw:polygon>
        <draw:frame draw:style-name="gr8" draw:text-style-name="P9" draw:layer="layout" svg:width="3.093cm" svg:height="0.357cm" svg:x="5.932cm" svg:y="0.983cm">
          <draw:text-box>
            <text:p text:style-name="P2"><text:span text:style-name="T7">Site Mapping</text:span><text:span text:style-name="T4"> (Skillful)</text:span></text:p>
          </draw:text-box>
        </draw:frame>
        <draw:polygon draw:style-name="gr5" draw:text-style-name="P6" draw:layer="layout" svg:width="0.398cm" svg:height="0.398cm" svg:x="13.16cm" svg:y="1.482cm" svg:viewBox="0 0 399 399" draw:points="0,0 399,0 399,399 0,399">
          <text:p/>
        </draw:polygon>
        <draw:polygon draw:style-name="gr5" draw:text-style-name="P6" draw:layer="layout" svg:width="0.397cm" svg:height="0.398cm" svg:x="13.611cm" svg:y="1.482cm" svg:viewBox="0 0 398 399" draw:points="0,0 398,0 398,399 0,399">
          <text:p/>
        </draw:polygon>
        <draw:polygon draw:style-name="gr5" draw:text-style-name="P6" draw:layer="layout" svg:width="0.397cm" svg:height="0.398cm" svg:x="14.061cm" svg:y="1.482cm" svg:viewBox="0 0 398 399" draw:points="0,0 398,0 398,399 0,399">
          <text:p/>
        </draw:polygon>
        <draw:frame draw:style-name="gr8" draw:text-style-name="P9" draw:layer="layout" svg:width="3.186cm" svg:height="0.357cm" svg:x="13.161cm" svg:y="0.983cm">
          <draw:text-box>
            <text:p text:style-name="P2"><text:span text:style-name="T7">Data Analysis</text:span><text:span text:style-name="T4"> (Skillful)</text:span></text:p>
          </draw:text-box>
        </draw:frame>
        <draw:polygon draw:style-name="gr5" draw:text-style-name="P6" draw:layer="layout" svg:width="0.397cm" svg:height="0.397cm" svg:x="5.931cm" svg:y="2.727cm" svg:viewBox="0 0 398 398" draw:points="0,0 398,0 398,398 0,398">
          <text:p/>
        </draw:polygon>
        <draw:polygon draw:style-name="gr5" draw:text-style-name="P6" draw:layer="layout" svg:width="0.398cm" svg:height="0.397cm" svg:x="6.381cm" svg:y="2.727cm" svg:viewBox="0 0 399 398" draw:points="0,0 399,0 399,398 0,398">
          <text:p/>
        </draw:polygon>
        <draw:polygon draw:style-name="gr5" draw:text-style-name="P6" draw:layer="layout" svg:width="0.398cm" svg:height="0.397cm" svg:x="6.831cm" svg:y="2.727cm" svg:viewBox="0 0 399 398" draw:points="0,0 399,0 399,398 0,398">
          <text:p/>
        </draw:polygon>
        <draw:polygon draw:style-name="gr5" draw:text-style-name="P6" draw:layer="layout" svg:width="0.397cm" svg:height="0.397cm" svg:x="7.282cm" svg:y="2.727cm" svg:viewBox="0 0 398 398" draw:points="0,0 398,0 398,398 0,398">
          <text:p/>
        </draw:polygon>
        <draw:frame draw:style-name="gr8" draw:text-style-name="P9" draw:layer="layout" svg:width="4.676cm" svg:height="0.357cm" svg:x="5.932cm" svg:y="2.228cm">
          <draw:text-box>
            <text:p text:style-name="P2"><text:span text:style-name="T7">Ministerial Studies</text:span><text:span text:style-name="T4"> (Experienced)</text:span></text:p>
          </draw:text-box>
        </draw:frame>
        <draw:polygon draw:style-name="gr5" draw:text-style-name="P6" draw:layer="layout" svg:width="0.398cm" svg:height="0.397cm" svg:x="13.16cm" svg:y="2.727cm" svg:viewBox="0 0 399 398" draw:points="0,0 399,0 399,398 0,398">
          <text:p/>
        </draw:polygon>
        <draw:polygon draw:style-name="gr5" draw:text-style-name="P6" draw:layer="layout" svg:width="0.397cm" svg:height="0.397cm" svg:x="13.611cm" svg:y="2.727cm" svg:viewBox="0 0 398 398" draw:points="0,0 398,0 398,398 0,398">
          <text:p/>
        </draw:polygon>
        <draw:polygon draw:style-name="gr5" draw:text-style-name="P6" draw:layer="layout" svg:width="0.397cm" svg:height="0.397cm" svg:x="14.061cm" svg:y="2.727cm" svg:viewBox="0 0 398 398" draw:points="0,0 398,0 398,398 0,398">
          <text:p/>
        </draw:polygon>
        <draw:polygon draw:style-name="gr5" draw:text-style-name="P6" draw:layer="layout" svg:width="0.397cm" svg:height="0.397cm" svg:x="14.511cm" svg:y="2.727cm" svg:viewBox="0 0 398 398" draw:points="0,0 398,0 398,398 0,398">
          <text:p/>
        </draw:polygon>
        <draw:frame draw:style-name="gr8" draw:text-style-name="P9" draw:layer="layout" svg:width="3.076cm" svg:height="0.357cm" svg:x="13.161cm" svg:y="2.228cm">
          <draw:text-box>
            <text:p text:style-name="P2"><text:span text:style-name="T7">Python</text:span><text:span text:style-name="T4"> (Experienced)</text:span></text:p>
          </draw:text-box>
        </draw:frame>
        <draw:polygon draw:style-name="gr5" draw:text-style-name="P6" draw:layer="layout" svg:width="0.397cm" svg:height="0.397cm" svg:x="5.931cm" svg:y="3.972cm" svg:viewBox="0 0 398 398" draw:points="0,0 398,0 398,398 0,398">
          <text:p/>
        </draw:polygon>
        <draw:polygon draw:style-name="gr5" draw:text-style-name="P6" draw:layer="layout" svg:width="0.398cm" svg:height="0.397cm" svg:x="6.381cm" svg:y="3.972cm" svg:viewBox="0 0 399 398" draw:points="0,0 399,0 399,398 0,398">
          <text:p/>
        </draw:polygon>
        <draw:polygon draw:style-name="gr5" draw:text-style-name="P6" draw:layer="layout" svg:width="0.398cm" svg:height="0.397cm" svg:x="6.831cm" svg:y="3.972cm" svg:viewBox="0 0 399 398" draw:points="0,0 399,0 399,398 0,398">
          <text:p/>
        </draw:polygon>
        <draw:frame draw:style-name="gr8" draw:text-style-name="P9" draw:layer="layout" svg:width="1.865cm" svg:height="0.357cm" svg:x="5.932cm" svg:y="3.473cm">
          <draw:text-box>
            <text:p text:style-name="P2"><text:span text:style-name="T7">SQL</text:span><text:span text:style-name="T4"> (Skillful)</text:span></text:p>
          </draw:text-box>
        </draw:frame>
        <draw:polygon draw:style-name="gr5" draw:text-style-name="P6" draw:layer="layout" svg:width="0.398cm" svg:height="0.397cm" svg:x="13.16cm" svg:y="3.972cm" svg:viewBox="0 0 399 398" draw:points="0,0 399,0 399,398 0,398">
          <text:p/>
        </draw:polygon>
        <draw:polygon draw:style-name="gr5" draw:text-style-name="P6" draw:layer="layout" svg:width="0.397cm" svg:height="0.397cm" svg:x="13.611cm" svg:y="3.972cm" svg:viewBox="0 0 398 398" draw:points="0,0 398,0 398,398 0,398">
          <text:p/>
        </draw:polygon>
        <draw:polygon draw:style-name="gr5" draw:text-style-name="P6" draw:layer="layout" svg:width="0.397cm" svg:height="0.397cm" svg:x="14.061cm" svg:y="3.972cm" svg:viewBox="0 0 398 398" draw:points="0,0 398,0 398,398 0,398">
          <text:p/>
        </draw:polygon>
        <draw:frame draw:style-name="gr8" draw:text-style-name="P9" draw:layer="layout" svg:width="1.996cm" svg:height="0.357cm" svg:x="13.161cm" svg:y="3.473cm">
          <draw:text-box>
            <text:p text:style-name="P2"><text:span text:style-name="T7">Flask</text:span><text:span text:style-name="T4"> (Skillful)</text:span></text:p>
          </draw:text-box>
        </draw:frame>
        <draw:polygon draw:style-name="gr5" draw:text-style-name="P6" draw:layer="layout" svg:width="0.397cm" svg:height="0.397cm" svg:x="5.931cm" svg:y="5.216cm" svg:viewBox="0 0 398 398" draw:points="0,0 398,0 398,398 0,398">
          <text:p/>
        </draw:polygon>
        <draw:polygon draw:style-name="gr5" draw:text-style-name="P6" draw:layer="layout" svg:width="0.398cm" svg:height="0.397cm" svg:x="6.381cm" svg:y="5.216cm" svg:viewBox="0 0 399 398" draw:points="0,0 399,0 399,398 0,398">
          <text:p/>
        </draw:polygon>
        <draw:polygon draw:style-name="gr5" draw:text-style-name="P6" draw:layer="layout" svg:width="0.398cm" svg:height="0.397cm" svg:x="6.831cm" svg:y="5.216cm" svg:viewBox="0 0 399 398" draw:points="0,0 399,0 399,398 0,398">
          <text:p/>
        </draw:polygon>
        <draw:polygon draw:style-name="gr5" draw:text-style-name="P6" draw:layer="layout" svg:width="0.397cm" svg:height="0.398cm" svg:x="7.282cm" svg:y="1.482cm" svg:viewBox="0 0 398 399" draw:points="0,0 398,0 398,399 0,399">
          <text:p/>
        </draw:polygon>
        <draw:polygon draw:style-name="gr5" draw:text-style-name="P6" draw:layer="layout" svg:width="0.397cm" svg:height="0.398cm" svg:x="7.732cm" svg:y="1.482cm" svg:viewBox="0 0 398 399" draw:points="0,0 398,0 398,399 0,399">
          <text:p/>
        </draw:polygon>
        <draw:polygon draw:style-name="gr5" draw:text-style-name="P6" draw:layer="layout" svg:width="0.397cm" svg:height="0.398cm" svg:x="14.511cm" svg:y="1.482cm" svg:viewBox="0 0 398 399" draw:points="0,0 398,0 398,399 0,399">
          <text:p/>
        </draw:polygon>
        <draw:polygon draw:style-name="gr5" draw:text-style-name="P6" draw:layer="layout" svg:width="0.397cm" svg:height="0.398cm" svg:x="14.961cm" svg:y="1.482cm" svg:viewBox="0 0 398 399" draw:points="0,0 398,0 398,399 0,399">
          <text:p/>
        </draw:polygon>
        <draw:polygon draw:style-name="gr5" draw:text-style-name="P6" draw:layer="layout" svg:width="0.397cm" svg:height="0.397cm" svg:x="7.732cm" svg:y="2.727cm" svg:viewBox="0 0 398 398" draw:points="0,0 398,0 398,398 0,398">
          <text:p/>
        </draw:polygon>
        <draw:polygon draw:style-name="gr5" draw:text-style-name="P6" draw:layer="layout" svg:width="0.397cm" svg:height="0.397cm" svg:x="14.961cm" svg:y="2.727cm" svg:viewBox="0 0 398 398" draw:points="0,0 398,0 398,398 0,398">
          <text:p/>
        </draw:polygon>
        <draw:polygon draw:style-name="gr5" draw:text-style-name="P6" draw:layer="layout" svg:width="0.397cm" svg:height="0.397cm" svg:x="7.282cm" svg:y="3.972cm" svg:viewBox="0 0 398 398" draw:points="0,0 398,0 398,398 0,398">
          <text:p/>
        </draw:polygon>
        <draw:polygon draw:style-name="gr5" draw:text-style-name="P6" draw:layer="layout" svg:width="0.397cm" svg:height="0.397cm" svg:x="7.732cm" svg:y="3.972cm" svg:viewBox="0 0 398 398" draw:points="0,0 398,0 398,398 0,398">
          <text:p/>
        </draw:polygon>
        <draw:polygon draw:style-name="gr5" draw:text-style-name="P6" draw:layer="layout" svg:width="0.397cm" svg:height="0.397cm" svg:x="14.511cm" svg:y="3.972cm" svg:viewBox="0 0 398 398" draw:points="0,0 398,0 398,398 0,398">
          <text:p/>
        </draw:polygon>
        <draw:polygon draw:style-name="gr5" draw:text-style-name="P6" draw:layer="layout" svg:width="0.397cm" svg:height="0.397cm" svg:x="14.961cm" svg:y="3.972cm" svg:viewBox="0 0 398 398" draw:points="0,0 398,0 398,398 0,398">
          <text:p/>
        </draw:polygon>
        <draw:polygon draw:style-name="gr5" draw:text-style-name="P6" draw:layer="layout" svg:width="0.397cm" svg:height="0.397cm" svg:x="7.282cm" svg:y="5.216cm" svg:viewBox="0 0 398 398" draw:points="0,0 398,0 398,398 0,398">
          <text:p/>
        </draw:polygon>
        <draw:polygon draw:style-name="gr5" draw:text-style-name="P6" draw:layer="layout" svg:width="0.397cm" svg:height="0.397cm" svg:x="7.732cm" svg:y="5.216cm" svg:viewBox="0 0 398 398" draw:points="0,0 398,0 398,398 0,398">
          <text:p/>
        </draw:polygon>
        <draw:frame draw:style-name="gr8" draw:text-style-name="P9" draw:layer="layout" svg:width="3.296cm" svg:height="0.357cm" svg:x="5.932cm" svg:y="4.717cm">
          <draw:text-box>
            <text:p text:style-name="P2"><text:span text:style-name="T7">HTML/CSS/JS</text:span><text:span text:style-name="T4"> (Skillful)</text:span></text:p>
          </draw:text-box>
        </draw:frame>
        <draw:polygon draw:style-name="gr5" draw:text-style-name="P6" draw:layer="layout" svg:width="2.574cm" svg:height="0.027cm" svg:x="5.931cm" svg:y="6.831cm" svg:viewBox="0 0 2575 28" draw:points="0,0 2575,0 2575,28 0,28">
          <text:p/>
        </draw:polygon>
        <draw:frame draw:style-name="gr2" draw:text-style-name="P3" draw:layer="layout" svg:width="0.993cm" svg:height="0.475cm" svg:x="1.059cm" svg:y="6.449cm">
          <draw:text-box>
            <text:p text:style-name="P2"><text:span text:style-name="T1">Links</text:span></text:p>
          </draw:text-box>
        </draw:frame>
        <draw:polygon draw:style-name="gr5" draw:text-style-name="P6" draw:layer="layout" svg:width="1.545cm" svg:height="0.027cm" svg:x="13.266cm" svg:y="6.831cm" svg:viewBox="0 0 1546 28" draw:points="0,0 1546,0 1546,28 0,28">
          <text:p/>
        </draw:polygon>
        <draw:frame draw:style-name="gr8" draw:text-style-name="P9" draw:layer="layout" svg:width="2.656cm" svg:height="0.357cm" svg:x="5.932cm" svg:y="6.491cm">
          <draw:text-box>
            <text:p text:style-name="P2"><text:span text:style-name="T7">My Web App: UDT</text:span></text:p>
          </draw:text-box>
        </draw:frame>
        <draw:polygon draw:style-name="gr5" draw:text-style-name="P6" draw:layer="layout" svg:width="18.907cm" svg:height="0.027cm" svg:x="1.059cm" svg:y="6.037cm" svg:viewBox="0 0 18908 28" draw:points="0,0 18908,0 18908,28 0,28">
          <text:p/>
        </draw:polygon>
        <draw:frame draw:style-name="gr8" draw:text-style-name="P9" draw:layer="layout" svg:width="1.505cm" svg:height="0.357cm" svg:x="13.267cm" svg:y="6.491cm">
          <draw:text-box>
            <text:p text:style-name="P2"><text:span text:style-name="T7">My GitHub</text:span></text:p>
          </draw:text-box>
        </draw:frame>
        <draw:frame draw:style-name="gr2" draw:text-style-name="P3" draw:layer="layout" svg:width="1.56cm" svg:height="0.475cm" svg:x="1.059cm" svg:y="8.037cm">
          <draw:text-box>
            <text:p text:style-name="P2"><text:span text:style-name="T1">Hobbies</text:span></text:p>
          </draw:text-box>
        </draw:frame>
        <draw:frame draw:style-name="gr8" draw:text-style-name="P9" draw:layer="layout" svg:width="11.059cm" svg:height="0.357cm" svg:x="5.932cm" svg:y="8.027cm">
          <draw:text-box>
            <text:p text:style-name="P2"><text:span text:style-name="T4">I love to create and try new things! Whether it’s playing around on my guitar or</text:span></text:p>
          </draw:text-box>
        </draw:frame>
        <draw:frame draw:style-name="gr8" draw:text-style-name="P9" draw:layer="layout" svg:width="10.903cm" svg:height="0.357cm" svg:x="5.932cm" svg:y="8.451cm">
          <draw:text-box>
            <text:p text:style-name="P2"><text:span text:style-name="T4">piano, running around with my 5 year old, investigating the cause of a broken</text:span></text:p>
          </draw:text-box>
        </draw:frame>
        <draw:frame draw:style-name="gr8" draw:text-style-name="P9" draw:layer="layout" svg:width="10.966cm" svg:height="0.357cm" svg:x="5.932cm" svg:y="8.875cm">
          <draw:text-box>
            <text:p text:style-name="P2"><text:span text:style-name="T4">HVAC unit, or developing an idea for a cool web application, I love to problem</text:span></text:p>
          </draw:text-box>
        </draw:frame>
        <draw:frame draw:style-name="gr8" draw:text-style-name="P9" draw:layer="layout" svg:width="10.424cm" svg:height="0.357cm" svg:x="5.932cm" svg:y="9.298cm">
          <draw:text-box>
            <text:p text:style-name="P2"><text:span text:style-name="T4">solve, explore and learn. I regularly use my aptitude for troubleshooting to</text:span></text:p>
          </draw:text-box>
        </draw:frame>
        <draw:frame draw:style-name="gr8" draw:text-style-name="P9" draw:layer="layout" svg:width="11.225cm" svg:height="0.357cm" svg:x="5.932cm" svg:y="9.722cm">
          <draw:text-box>
            <text:p text:style-name="P2"><text:span text:style-name="T4">quickly and efficiently maintain several hundred job sites at my current job. One</text:span></text:p>
          </draw:text-box>
        </draw:frame>
        <draw:frame draw:style-name="gr8" draw:text-style-name="P9" draw:layer="layout" svg:width="11.779cm" svg:height="0.357cm" svg:x="5.932cm" svg:y="10.146cm">
          <draw:text-box>
            <text:p text:style-name="P2"><text:span text:style-name="T4">of the problems I’ve faced is managing and recording such a large swathe of HVAC</text:span></text:p>
          </draw:text-box>
        </draw:frame>
        <draw:frame draw:style-name="gr8" draw:text-style-name="P9" draw:layer="layout" svg:width="10.861cm" svg:height="0.357cm" svg:x="5.932cm" svg:y="10.569cm">
          <draw:text-box>
            <text:p text:style-name="P2"><text:span text:style-name="T4">units. My solution? I developed a flask application and deployed it on a Linux</text:span></text:p>
          </draw:text-box>
        </draw:frame>
        <draw:frame draw:style-name="gr8" draw:text-style-name="P9" draw:layer="layout" svg:width="10.67cm" svg:height="0.357cm" svg:x="5.932cm" svg:y="10.993cm">
          <draw:text-box>
            <text:p text:style-name="P2"><text:span text:style-name="T4">server that I configured from scratch. I now use that application to track and</text:span></text:p>
          </draw:text-box>
        </draw:frame>
        <draw:polygon draw:style-name="gr5" draw:text-style-name="P6" draw:layer="layout" svg:width="18.907cm" svg:height="0.026cm" svg:x="1.059cm" svg:y="7.626cm" svg:viewBox="0 0 18908 27" draw:points="0,0 18908,0 18908,27 0,27">
          <text:p/>
        </draw:polygon>
        <draw:frame draw:style-name="gr8" draw:text-style-name="P9" draw:layer="layout" svg:width="4.218cm" svg:height="0.357cm" svg:x="5.932cm" svg:y="11.417cm">
          <draw:text-box>
            <text:p text:style-name="P2"><text:span text:style-name="T4">maintain stock for these sites.</text:span></text:p>
          </draw:text-box>
        </draw:frame>
        <draw:frame draw:style-name="gr2" draw:text-style-name="P3" draw:layer="layout" svg:width="2.174cm" svg:height="0.475cm" svg:x="1.059cm" svg:y="12.645cm">
          <draw:text-box>
            <text:p text:style-name="P2"><text:span text:style-name="T1">References</text:span></text:p>
          </draw:text-box>
        </draw:frame>
        <draw:frame draw:style-name="gr7" draw:text-style-name="P8" draw:layer="layout" svg:width="3.757cm" svg:height="0.297cm" svg:x="1.059cm" svg:y="13.583cm">
          <draw:text-box>
            <text:p text:style-name="P2"><text:span text:style-name="T5">COREYMANINT@GMAIL.COM</text:span></text:p>
          </draw:text-box>
        </draw:frame>
        <draw:frame draw:style-name="gr7" draw:text-style-name="P8" draw:layer="layout" svg:width="2.208cm" svg:height="0.297cm" svg:x="1.059cm" svg:y="14.166cm">
          <draw:text-box>
            <text:p text:style-name="P2"><text:span text:style-name="T5">+1 (337) 532-5015</text:span></text:p>
          </draw:text-box>
        </draw:frame>
        <draw:frame draw:style-name="gr3" draw:text-style-name="P4" draw:layer="layout" svg:width="2.182cm" svg:height="0.412cm" svg:x="5.932cm" svg:y="13.514cm">
          <draw:text-box>
            <text:p text:style-name="P2"><text:span text:style-name="T6">Corey Manint</text:span></text:p>
          </draw:text-box>
        </draw:frame>
        <draw:frame draw:style-name="gr8" draw:text-style-name="P9" draw:layer="layout" svg:width="4.464cm" svg:height="0.357cm" svg:x="5.932cm" svg:y="14.065cm">
          <draw:text-box>
            <text:p text:style-name="P2"><text:span text:style-name="T4">Champion Technology services</text:span></text:p>
          </draw:text-box>
        </draw:frame>
        <draw:frame draw:style-name="gr7" draw:text-style-name="P8" draw:layer="layout" svg:width="3.638cm" svg:height="0.297cm" svg:x="1.059cm" svg:y="14.96cm">
          <draw:text-box>
            <text:p text:style-name="P2"><text:span text:style-name="T5">GARTHVADER@GMAIL.COM</text:span></text:p>
          </draw:text-box>
        </draw:frame>
        <draw:frame draw:style-name="gr7" draw:text-style-name="P8" draw:layer="layout" svg:width="1.827cm" svg:height="0.297cm" svg:x="1.059cm" svg:y="15.543cm">
          <draw:text-box>
            <text:p text:style-name="P2"><text:span text:style-name="T5">(337) 302-6245</text:span></text:p>
          </draw:text-box>
        </draw:frame>
        <draw:frame draw:style-name="gr3" draw:text-style-name="P4" draw:layer="layout" svg:width="3.287cm" svg:height="0.412cm" svg:x="5.932cm" svg:y="14.891cm">
          <draw:text-box>
            <text:p text:style-name="P2"><text:span text:style-name="T6">Gareth McConnathy</text:span></text:p>
          </draw:text-box>
        </draw:frame>
        <draw:frame draw:style-name="gr8" draw:text-style-name="P9" draw:layer="layout" svg:width="1.492cm" svg:height="0.357cm" svg:x="5.932cm" svg:y="15.442cm">
          <draw:text-box>
            <text:p text:style-name="P2"><text:span text:style-name="T4">Coca Cola</text:span></text:p>
          </draw:text-box>
        </draw:frame>
        <draw:frame draw:style-name="gr7" draw:text-style-name="P8" draw:layer="layout" svg:width="2.91cm" svg:height="0.297cm" svg:x="1.059cm" svg:y="16.337cm">
          <draw:text-box>
            <text:p text:style-name="P2"><text:span text:style-name="T5">JTGIBBS@GMAIL.COM</text:span></text:p>
          </draw:text-box>
        </draw:frame>
        <draw:frame draw:style-name="gr7" draw:text-style-name="P8" draw:layer="layout" svg:width="2.208cm" svg:height="0.297cm" svg:x="1.059cm" svg:y="16.92cm">
          <draw:text-box>
            <text:p text:style-name="P2"><text:span text:style-name="T5">+1 (409) 221-5384</text:span></text:p>
          </draw:text-box>
        </draw:frame>
        <draw:frame draw:style-name="gr3" draw:text-style-name="P4" draw:layer="layout" svg:width="2.25cm" svg:height="0.412cm" svg:x="5.932cm" svg:y="16.268cm">
          <draw:text-box>
            <text:p text:style-name="P2"><text:span text:style-name="T6">Jason Gibson</text:span></text:p>
          </draw:text-box>
        </draw:frame>
        <draw:polygon draw:style-name="gr5" draw:text-style-name="P6" draw:layer="layout" svg:width="18.907cm" svg:height="0.026cm" svg:x="1.059cm" svg:y="12.234cm" svg:viewBox="0 0 18908 27" draw:points="0,0 18908,0 18908,27 0,27">
          <text:p/>
        </draw:polygon>
        <draw:frame draw:style-name="gr8" draw:text-style-name="P9" draw:layer="layout" svg:width="2.796cm" svg:height="0.357cm" svg:x="5.932cm" svg:y="16.819cm">
          <draw:text-box>
            <text:p text:style-name="P2"><text:span text:style-name="T4">Johnson Supply Inc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2cm" fo:page-height="29.7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3T11:21:10.573185122</dc:date>
    <meta:editing-duration>PT18M40S</meta:editing-duration>
    <meta:editing-cycles>2</meta:editing-cycles>
    <meta:generator>LibreOffice/7.4.7.2$Linux_AARCH64 LibreOffice_project/40$Build-2</meta:generator>
    <meta:document-statistic meta:object-count="267"/>
  </office:meta>
</office:document-meta>
</file>